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Courier New" fo:font-weight="bold" style:font-name-asian="Courier New1" style:font-weight-asian="bold" style:font-name-complex="Courier New1"/>
    </style:style>
    <style:style style:name="P4" style:family="paragraph" style:parent-style-name="Standard">
      <style:text-properties style:font-name="Courier New" style:font-name-asian="Courier New1" style:font-name-complex="Courier New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style:font-name="Courier New" style:font-name-asian="Courier New1" style:font-name-complex="Courier New1"/>
    </style:style>
    <style:style style:name="P8" style:family="paragraph" style:parent-style-name="Standard" style:master-page-name="Standard">
      <style:paragraph-properties fo:margin-left="0cm" fo:margin-right="0cm" fo:text-align="center" style:justify-single-word="false" fo:text-indent="1.27cm" style:auto-text-indent="false" style:page-number="1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text-properties style:font-name="Courier New" fo:font-weight="bold" style:font-name-asian="Courier New1" style:font-weight-asian="bold" style:font-name-complex="Courier New1"/>
    </style:style>
    <style:style style:name="P12" style:family="paragraph" style:parent-style-name="Standard">
      <style:text-properties style:font-name="Courier New" fo:font-weight="bold" officeooo:paragraph-rsid="000d314c" style:font-name-asian="Courier New1" style:font-weight-asian="bold" style:font-name-complex="Courier New1"/>
    </style:style>
    <style:style style:name="P13" style:family="paragraph" style:parent-style-name="Standard">
      <style:text-properties style:font-name="Courier New" fo:font-weight="bold" officeooo:paragraph-rsid="000d645a" style:font-name-asian="Courier New1" style:font-weight-asian="bold" style:font-name-complex="Courier New1"/>
    </style:style>
    <style:style style:name="P14" style:family="paragraph" style:parent-style-name="Standard">
      <style:text-properties style:font-name="Courier New" fo:font-weight="bold" officeooo:paragraph-rsid="000dcabb" style:font-name-asian="Courier New1" style:font-weight-asian="bold" style:font-name-complex="Courier New1"/>
    </style:style>
    <style:style style:name="P15" style:family="paragraph" style:parent-style-name="Standard">
      <style:text-properties style:font-name="Courier New" style:font-name-asian="Courier New1" style:font-name-complex="Courier New1"/>
    </style:style>
    <style:style style:name="P16" style:family="paragraph" style:parent-style-name="Standard">
      <style:text-properties style:font-name="Courier New" fo:font-weight="normal" style:font-name-asian="Courier New1" style:font-weight-asian="normal" style:font-name-complex="Courier New1" style:font-weight-complex="normal"/>
    </style:style>
    <style:style style:name="P17" style:family="paragraph" style:parent-style-name="Standard">
      <style:text-properties style:font-name="Courier New" fo:font-weight="normal" officeooo:paragraph-rsid="000dcabb" style:font-name-asian="Courier New1" style:font-weight-asian="normal" style:font-name-complex="Courier New1" style:font-weight-complex="normal"/>
    </style:style>
    <style:style style:name="P18" style:family="paragraph" style:parent-style-name="Standard">
      <style:text-properties style:font-name="Courier New" fo:font-weight="normal" officeooo:paragraph-rsid="000d645a" style:font-name-asian="Courier New1" style:font-weight-asian="normal" style:font-name-complex="Courier New1" style:font-weight-complex="normal"/>
    </style:style>
    <style:style style:name="P19" style:family="paragraph" style:parent-style-name="Standard">
      <style:text-properties style:font-name="Arial2" fo:font-size="14pt" fo:font-weight="bold" officeooo:rsid="000d314c" officeooo:paragraph-rsid="000d314c" style:font-name-asian="Courier New1" style:font-size-asian="14pt" style:font-weight-asian="bold" style:font-name-complex="Courier New1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style:font-name="Courier New" style:font-name-asian="Courier New1" style:font-name-complex="Courier New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T1" style:family="text">
      <style:text-properties style:font-name="Courier New" fo:font-weight="bold" style:font-name-asian="Courier New1" style:font-weight-asian="bold" style:font-name-complex="Courier New1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314c"/>
    </style:style>
    <style:style style:name="T5" style:family="text">
      <style:text-properties officeooo:rsid="000d645a"/>
    </style:style>
    <style:style style:name="T6" style:family="text">
      <style:text-properties officeooo:rsid="000dcab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erification of the Subsumption Property</text:p>
      <text:p text:style-name="P1"/>
      <text:p text:style-name="P2">Each issue was verified by identifying why one or more DUAs were not covered, though, the subsumer DUA was. </text:p>
      <text:p text:style-name="P2"/>
      <text:p text:style-name="P1">Closure</text:p>
      <text:p text:style-name="P1"/>
      <text:p text:style-name="P1"/>
      <text:p text:style-name="P3">com.google.javascript.jscomp.Compiler.parseInputs</text:p>
      <text:p text:style-name="P1"/>
      <text:p text:style-name="P4">Exception occurs and blocks the coverage of the DUAs</text:p>
      <text:p text:style-name="P1"/>
      <text:p text:style-name="P4">"24" : <text:s/>"(1283,1363, this)",</text:p>
      <text:p text:style-name="P7">"25" : <text:s/>"(1283,1370, this)",</text:p>
      <text:p text:style-name="P6"/>
      <text:p text:style-name="P6"/>
      <text:p text:style-name="P6"><text:tab/>try {</text:p>
      <text:p text:style-name="P5"><text:span text:style-name="T1"><text:s text:c="6"/><text:tab/></text:span><text:span text:style-name="T2">inputs =</text:span></text:p>
      <text:p text:style-name="P7"><text:s text:c="10"/><text:tab/>(moduleGraph == null ? new JSModuleGraph(modules) : moduleGraph)</text:p>
      <text:p text:style-name="P7"><text:s text:c="10"/><text:tab/>.manageDependencies(options.dependencyOptions, inputs);</text:p>
      <text:p text:style-name="P7"><text:s text:c="6"/><text:tab/>staleInputs = true;</text:p>
      <text:p text:style-name="P7"><text:s text:c="4"/><text:tab/>} catch (CircularDependencyException e) {</text:p>
      <text:p text:style-name="P7"><text:s text:c="6"/><text:tab/>report(JSError.make(</text:p>
      <text:p text:style-name="P7"><text:s text:c="10"/><text:tab/>JSModule.CIRCULAR_DEPENDENCY_ERROR, e.getMessage()));</text:p>
      <text:p text:style-name="P7"/>
      <text:p text:style-name="P7"><text:s text:c="6"/><text:tab/>// If in IDE mode, we ignore the error and keep going.</text:p>
      <text:p text:style-name="P7"><text:s text:c="6"/><text:tab/>if (hasErrors()) {</text:p>
      <text:p text:style-name="P7"><text:s text:c="8"/><text:tab/>return null;</text:p>
      <text:p text:style-name="P5"><text:span text:style-name="T2"><text:s text:c="6"/><text:tab/></text:span><text:span text:style-name="T1">}</text:span></text:p>
      <text:p text:style-name="P6"><text:s text:c="4"/><text:tab/>} catch (MissingProvideException e) {</text:p>
      <text:p text:style-name="P5"><text:span text:style-name="T1"><text:s text:c="6"/><text:tab/></text:span><text:span text:style-name="T2">report(JSError.make(</text:span></text:p>
      <text:p text:style-name="P7"><text:s text:c="10"/><text:tab/>MISSING_ENTRY_ERROR, e.getMessage()));</text:p>
      <text:p text:style-name="P7"/>
      <text:p text:style-name="P7"><text:s text:c="6"/><text:tab/>// If in IDE mode, we ignore the error and keep going.</text:p>
      <text:p text:style-name="P7"><text:s text:c="6"/><text:tab/>if (hasErrors()) {</text:p>
      <text:p text:style-name="P7"><text:s text:c="8"/><text:tab/>return null;</text:p>
      <text:p text:style-name="P5"><text:span text:style-name="T2"><text:s text:c="6"/><text:tab/></text:span><text:span text:style-name="T1">}</text:span></text:p>
      <text:p text:style-name="P5"><text:span text:style-name="T1"><text:s text:c="4"/><text:tab/></text:span><text:span text:style-name="T2">}</text:span></text:p>
      <text:p text:style-name="P7"><text:s text:c="2"/><text:tab/>}</text:p>
      <text:p text:style-name="P1"/>
      <text:p text:style-name="P7">t:[0 1 0 1 0 1 1 1 1 1 1 1 1 1 0 1 1 1 1 0 0 1 1 0 0 0 0 0 0 0 0 0 0 0 0 0 0 0 0 0 0 0 0 0 0 1 1 0 1 1 1 0 1 1 0 1 1 0 0 0 0 0 0 0 1 0 0 0 1 0 1 1 0 1 0 0 0 0 0 0 0 1 0 1 0 0 1 0 0 0 1 0 0 1 0 0 1 0 1 1 0 0 1 1 0 1 0 1 1 1 0 1 1 0 0 0 0 0 0 0 0 1 1 0 0 0 0 0 1 1 1 1 0 0 1 1 1 1 1 1 0 0 0 0 0 0 0 0 0 0 0]</text:p>
      <text:p text:style-name="P7"><text:soft-page-break/>u:[0 0 0 0 0 0 0 0 0 0 0 0 0 0 0 0 0 0 0 0 0 0 0 0 0 0 0 0 0 0 0 0 0 0 0 0 0 0 0 0 0 0 0 0 0 0 0 0 0 0 0 0 1 0 0 0 0 0 0 0 0 0 0 0 0 0 0 0 0 0 0 0 0 0 0 0 0 0 0 0 0 0 0 1 0 0 0 0 0 0 0 0 0 0 0 0 0 0 0 0 0 0 1 0 0 0 0 0 0 0 0 0 0 0 0 0 0 0 0 0 0 0 0 0 0 0 0 0 0 0 0 0 0 0 0 0 0 0 0 0 0 0 0 0 0 0 0 0 0 0 0]</text:p>
      <text:p text:style-name="P5"><text:span text:style-name="T2">s:[0 0 0 0 0 0 1 1 1 1 1 1 1 1 0 0 1 1 1 0 0 1 0 0 </text:span><text:span text:style-name="T1">1 1</text:span><text:span text:style-name="T2"> 0 0 0 0 0 0 0 0 0 0 0 0 0 0 0 0 0 0 0 0 0 0 0 0 0 0 1 0 0 0 0 0 0 0 0 0 0 0 0 0 0 0 0 0 0 1 0 0 0 0 0 0 0 0 0 0 0 1 0 0 0 0 0 0 0 0 0 0 0 0 0 0 1 1 0 0 1 0 0 0 0 0 0 0 0 0 0 0 0 0 0 0 0 0 0 1 0 0 0 0 0 0 0 1 0 0 0 0 0 0 0 0 0 0 0 0 0 0 0 0 0 0 0 0 0]</text:span></text:p>
      <text:p text:style-name="P1"/>
      <text:p text:style-name="P3">com.google.javascript.jscomp.JsMessageVisitor.visit</text:p>
      <text:p text:style-name="P1"/>
      <text:p text:style-name="P4">Exception occurs and blocks the coverage of the DUAs</text:p>
      <text:p text:style-name="P4"/>
      <text:p text:style-name="P7">"8" : <text:s/>"(187,276, this)",</text:p>
      <text:p text:style-name="P7">"9" : <text:s/>"(187,299, this)",</text:p>
      <text:p text:style-name="P1"/>
      <text:p text:style-name="Standard"><text:span text:style-name="T2"><text:tab/></text:span><text:span text:style-name="T1">try {</text:span></text:p>
      <text:p text:style-name="P4"><text:s text:c="2"/><text:tab/>if (isVar) {</text:p>
      <text:p text:style-name="P4"><text:s text:c="4"/><text:tab/>extractMessageFromVariable(builder, node, parent, parent.getParent());</text:p>
      <text:p text:style-name="P4"><text:s text:c="2"/><text:tab/>} else {</text:p>
      <text:p text:style-name="P4"><text:s text:c="4"/><text:tab/>extractMessageFromProperty(builder, node.getFirstChild(), node);</text:p>
      <text:p text:style-name="P4"><text:s text:c="2"/><text:tab/>}</text:p>
      <text:p text:style-name="Standard"><text:span text:style-name="T2"><text:tab/></text:span><text:span text:style-name="T1">} catch (MalformedException ex) {</text:span></text:p>
      <text:p text:style-name="P4"><text:s text:c="2"/><text:tab/>compiler.report(traversal.makeError(ex.getNode(),</text:p>
      <text:p text:style-name="P4"><text:s text:c="6"/><text:tab/>MESSAGE_TREE_MALFORMED, ex.getMessage()));</text:p>
      <text:p text:style-name="P4"><text:s text:c="2"/><text:tab/>return;</text:p>
      <text:p text:style-name="Standard"><text:span text:style-name="T2"><text:tab/></text:span><text:span text:style-name="T1">}</text:span></text:p>
      <text:p text:style-name="P4"/>
      <text:p text:style-name="P7">Wrong subsumption: visit</text:p>
      <text:p text:style-name="P7">t:[0 1 0 0 0 0 0 0 0 0 0 0 0 1 0 1 0 0 1 1 0 0 0 0 0 0 1 1 1 1 0 0 0 0 0 0 0 0 1 0 0 1 1 1 1 0 1 1 1 0 1 1 1 1 0 0 0 0 0 0 0 0 0 0 0 0 0 0 0 0 0 1 1 1 0 0 0 0 0 1 0 1 0 0 1 0 0 0 1 1 0 0 0 0 0 0 0 0 0 0 0 0 0 0 0 0 0 0 0 0 0 0 0 0 0 0 0 1 0 0 0 0 1 1 0 0 0 0 1 0 0 0 0 0 1 0 0 0 0 0 0 0 0 0 0 0 0 0]</text:p>
      <text:p text:style-name="P7">u:[0 0 0 0 0 0 0 0 0 0 0 0 0 0 0 0 0 0 0 0 0 0 0 0 0 0 0 0 0 0 0 0 0 0 0 0 0 0 0 0 0 0 0 0 0 0 0 0 0 0 0 0 0 0 0 0 0 0 0 0 0 0 0 0 0 0 0 0 0 0 0 0 0 0 0 0 0 0 0 1 0 0 0 0 0 0 0 0 0 0 0 0 0 0 0 0 0 0 0 0 0 0 0 0 0 0 0 0 0 0 0 0 0 0 0 0 0 0 0 0 0 0 0 0 0 0 0 0 0 0 0 0 0 0 0 0 0 0 0 0 0 0 0 0 0 0 0 0]</text:p>
      <text:p text:style-name="P5"><text:span text:style-name="T2">s:[0 1 0 0 0 </text:span><text:span text:style-name="T1">1</text:span><text:span text:style-name="T2"> 0 0 </text:span><text:span text:style-name="T1">1 1</text:span><text:span text:style-name="T2"> 0 0 0 1 0 0 0 0 0 1 </text:span><text:span text:style-name="T1">1</text:span><text:span text:style-name="T2"> 0 0 0 0 0 0 0 0 1 0 0 0 0 0 </text:span><text:span text:style-name="T1">1</text:span><text:span text:style-name="T2"> 0 0 1 0 0 1 1 1 0 0 0 1 1 0 1 0 0 0 0 0 0 0 0 0 0 0 0 0 0 </text:span><text:span text:style-name="T1">1</text:span><text:span text:style-name="T2"> 0 0 0 0 0 1 1 1 1 0 0 0 0 1 0 0 0 0 1 1 1 0 0 0 0 1 0 0 0 0 0 0 0 0 0 0 0 0 0 0 0 0 0 0 0 0 0 0 0 0 0 0 0 0 0 0 1 0 0 0 0 0 0 1 0 0 0 1 1 1 0 0 1 1 0 0 0 0 0 0 0 0]</text:span></text:p>
      <text:p text:style-name="P1"><text:soft-page-break/></text:p>
      <text:p text:style-name="P1">Codec</text:p>
      <text:p text:style-name="P1"/>
      <text:p text:style-name="P6">org.apache.commons.codec.binary.Hex.decode</text:p>
      <text:p text:style-name="P4"/>
      <text:p text:style-name="P4">Exception occurs and blocks the coverage of the DUAs</text:p>
      <text:p text:style-name="P4"/>
      <text:p text:style-name="P7">"2" : <text:s/>"(151,151, object)" is subsumed but not covered</text:p>
      <text:p text:style-name="P7"/>
      <text:p text:style-name="P7">Wrong subsumption: decode</text:p>
      <text:p text:style-name="P7">t:[0 1 0]</text:p>
      <text:p text:style-name="P7">u:[0 1 0]</text:p>
      <text:p text:style-name="P5"><text:span text:style-name="T2">s:[0 1 </text:span><text:span text:style-name="T1">1</text:span><text:span text:style-name="T2">]</text:span></text:p>
      <text:p text:style-name="P7"/>
      <text:p text:style-name="P7"><text:tab/>public Object decode(Object object) throws DecoderException {</text:p>
      <text:p text:style-name="P5"><text:span text:style-name="T2"><text:s text:c="3"/><text:tab/> </text:span><text:span text:style-name="T1">try {</text:span></text:p>
      <text:p text:style-name="P7"><text:s text:c="8"/><text:tab/>char[] charArray = object instanceof String ? ((String) object).toCharArray() : (char[]) object;</text:p>
      <text:p text:style-name="P7"><text:s text:c="3"/><text:tab/> <text:tab/>return decodeHex(charArray);</text:p>
      <text:p text:style-name="P5"><text:span text:style-name="T2"><text:s text:c="3"/><text:tab/> </text:span><text:span text:style-name="T1">} catch (ClassCastException e) {</text:span></text:p>
      <text:p text:style-name="P7"><text:s text:c="3"/><text:tab/> <text:tab/>throw new DecoderException(e.getMessage());</text:p>
      <text:p text:style-name="P5"><text:span text:style-name="T2"><text:s text:c="3"/><text:tab/> </text:span><text:span text:style-name="T1">}</text:span></text:p>
      <text:p text:style-name="P7"><text:s text:c="4"/>}</text:p>
      <text:p text:style-name="P7"/>
      <text:p text:style-name="P6">org.apache.commons.codec.binary.Hex.encode</text:p>
      <text:p text:style-name="P6"/>
      <text:p text:style-name="P4">Exception occurs and blocks the coverage of the DUAs</text:p>
      <text:p text:style-name="P4"/>
      <text:p text:style-name="P7">"2" : <text:s/>"(185,185, object)"}] is subsumed but not covered</text:p>
      <text:p text:style-name="P7"/>
      <text:p text:style-name="P7">Wrong subsumption: encode</text:p>
      <text:p text:style-name="P7">t:[0 1 0]</text:p>
      <text:p text:style-name="P7">u:[0 1 0]</text:p>
      <text:p text:style-name="P7">s:[0 1 1]</text:p>
      <text:p text:style-name="P7"/>
      <text:p text:style-name="P7"><text:tab/>public Object encode(Object object) throws EncoderException { <text:s text:c="3"/></text:p>
      <text:p text:style-name="P5"><text:span text:style-name="T2"><text:s text:c="3"/><text:tab/> </text:span><text:span text:style-name="T1">try {</text:span></text:p>
      <text:p text:style-name="P7"><text:s text:c="8"/><text:tab/>byte[] byteArray = object instanceof String ? ((String) object).getBytes() : (byte[]) object;</text:p>
      <text:p text:style-name="P7"><text:s text:c="3"/><text:tab/><text:tab/> return encodeHex(byteArray);</text:p>
      <text:p text:style-name="P5"><text:span text:style-name="T2"><text:s text:c="3"/><text:tab/> </text:span><text:span text:style-name="T1">} catch (ClassCastException e) {</text:span></text:p>
      <text:p text:style-name="P7"><text:s text:c="3"/><text:tab/><text:tab/> throw new EncoderException(e.getMessage());</text:p>
      <text:p text:style-name="P5"><text:span text:style-name="T2"><text:s text:c="3"/><text:tab/> </text:span><text:span text:style-name="T1">}</text:span></text:p>
      <text:p text:style-name="P7"><text:s text:c="4"/>}</text:p>
      <text:p text:style-name="P7"/>
      <text:p text:style-name="P7"/>
      <text:p text:style-name="P22">Collections</text:p>
      <text:p text:style-name="P7"><text:soft-page-break/></text:p>
      <text:p text:style-name="P6">org.apache.commons.collections4.CollectionUtils.size</text:p>
      <text:p text:style-name="P4"/>
      <text:p text:style-name="P4">Exception occurs and blocks the coverage of the DUAs</text:p>
      <text:p text:style-name="P4"/>
      <text:p text:style-name="P7">"33" : <text:s/>"(1518,1523, total)"</text:p>
      <text:p text:style-name="P7"/>
      <text:p text:style-name="P7">Wrong subsumption: size</text:p>
      <text:p text:style-name="P7">t:[0 1 0 1 0 1 0 1 0 1 0 1 0 1 1 0 0 0 0 0 0 0 0 0 0 0 0 0 0 0 0 0 0 0]</text:p>
      <text:p text:style-name="P7">u:[0 0 0 0 0 0 0 0 0 0 0 0 0 1 1 0 0 0 0 0 0 0 0 0 0 0 0 0 0 0 0 0 0 1]</text:p>
      <text:p text:style-name="P7">s:[0 1 0 1 0 1 0 1 0 1 0 1 0 1 1 0 0 0 0 0 0 0 0 0 0 0 0 0 0 0 0 0 0 1]</text:p>
      <text:p text:style-name="P7"/>
      <text:p text:style-name="P7"><text:tab/>public static int size(final Object object) {</text:p>
      <text:p text:style-name="P7"><text:s text:c="4"/><text:tab/>if (object == null) {</text:p>
      <text:p text:style-name="P7"><text:s text:c="8"/><text:tab/>return 0;</text:p>
      <text:p text:style-name="P7"><text:s text:c="4"/><text:tab/>}</text:p>
      <text:p text:style-name="P7"><text:s text:c="4"/><text:tab/>int total = 0;</text:p>
      <text:p text:style-name="P7"><text:s text:c="4"/><text:tab/>if (object instanceof Map&lt;?,?&gt;) {</text:p>
      <text:p text:style-name="P7"><text:s text:c="8"/><text:tab/>total = ((Map&lt;?, ?&gt;) object).size();</text:p>
      <text:p text:style-name="P7"><text:s text:c="4"/><text:tab/>} else if (object instanceof Collection&lt;?&gt;) {</text:p>
      <text:p text:style-name="P7"><text:s text:c="8"/><text:tab/>total = ((Collection&lt;?&gt;) object).size();</text:p>
      <text:p text:style-name="P7"><text:s text:c="4"/><text:tab/>} else if (object instanceof Iterable&lt;?&gt;) {</text:p>
      <text:p text:style-name="P7"><text:s text:c="8"/><text:tab/>total = IterableUtils.size((Iterable&lt;?&gt;) object);</text:p>
      <text:p text:style-name="P7"><text:s text:c="4"/><text:tab/>} else if (object instanceof Object[]) {</text:p>
      <text:p text:style-name="P7"><text:s text:c="8"/><text:tab/>total = ((Object[]) object).length;</text:p>
      <text:p text:style-name="P7"><text:s text:c="4"/><text:tab/>} else if (object instanceof Iterator&lt;?&gt;) {</text:p>
      <text:p text:style-name="P7"><text:s text:c="8"/><text:tab/>total = IteratorUtils.size((Iterator&lt;?&gt;) object);</text:p>
      <text:p text:style-name="P7"><text:s text:c="4"/><text:tab/>} else if (object instanceof Enumeration&lt;?&gt;) {</text:p>
      <text:p text:style-name="P7"><text:s text:c="8"/><text:tab/>final Enumeration&lt;?&gt; it = (Enumeration&lt;?&gt;) object;</text:p>
      <text:p text:style-name="P7"><text:s text:c="8"/><text:tab/>while (it.hasMoreElements()) {</text:p>
      <text:p text:style-name="P7"><text:s text:c="12"/><text:tab/>total++;</text:p>
      <text:p text:style-name="P7"><text:s text:c="12"/><text:tab/>it.nextElement();</text:p>
      <text:p text:style-name="P7"><text:s text:c="8"/><text:tab/>}</text:p>
      <text:p text:style-name="P7"><text:s text:c="4"/><text:tab/>} else {</text:p>
      <text:p text:style-name="P5"><text:span text:style-name="T2"><text:s text:c="8"/><text:tab/></text:span><text:span text:style-name="T1">try {</text:span></text:p>
      <text:p text:style-name="P5"><text:span text:style-name="T2"><text:s/>1518: <text:s text:c="10"/><text:tab/></text:span><text:span text:style-name="T1">total</text:span><text:span text:style-name="T2"> = Array.getLength(object);</text:span></text:p>
      <text:p text:style-name="P5"><text:span text:style-name="T2"><text:s text:c="8"/><text:tab/></text:span><text:span text:style-name="T1">} catch (final IllegalArgumentException ex) {</text:span></text:p>
      <text:p text:style-name="P7"><text:s text:c="12"/><text:tab/>throw new IllegalArgumentException("Unsupported object type: " + object.getClass().getName());</text:p>
      <text:p text:style-name="P5"><text:span text:style-name="T2"><text:s text:c="8"/><text:tab/></text:span><text:span text:style-name="T1">}</text:span></text:p>
      <text:p text:style-name="P7"><text:s text:c="4"/><text:tab/>}</text:p>
      <text:p text:style-name="P5"><text:span text:style-name="T2">1523: <text:s text:c="3"/><text:tab/>return </text:span><text:span text:style-name="T1">total</text:span><text:span text:style-name="T2">;</text:span></text:p>
      <text:p text:style-name="P7"><text:tab/>}</text:p>
      <text:p text:style-name="P7"/>
      <text:p text:style-name="P7"/>
      <text:p text:style-name="P1"><text:soft-page-break/>Gson</text:p>
      <text:p text:style-name="P1"/>
      <text:p text:style-name="P3">com.google.gson.Streams.parse</text:p>
      <text:p text:style-name="P7"/>
      <text:p text:style-name="P4">Exception occurs and blocks the coverage of the DUAs</text:p>
      <text:p text:style-name="P6"/>
      <text:p text:style-name="P7">"14" : <text:s/>"(38,(52,55), reader)",</text:p>
      <text:p text:style-name="P5"><text:span text:style-name="T2">"15" : <text:s/>"(38,55, reader)",</text:span><text:span text:style-name="T1"> </text:span></text:p>
      <text:p text:style-name="P1"/>
      <text:p text:style-name="P7">Wrong subsumption: parse</text:p>
      <text:p text:style-name="P7">t:[0 0 1 0 0 1 0 0 0 0 0 0 1 1 0 0 1 0 0 1 0 0 0 1 0 0 1 0 0 1 0 0]</text:p>
      <text:p text:style-name="P7">u:[0 0 0 0 0 0 0 0 0 0 0 0 0 1 0 0 1 0 0 0 0 0 0 0 0 0 0 0 0 1 0 0]</text:p>
      <text:p text:style-name="P5"><text:span text:style-name="T2">s:[0 0 0 0 0 1 0 0 0 0 0 0 1 1 </text:span><text:span text:style-name="T1">1 1</text:span><text:span text:style-name="T2"> 1 0 0 0 0 0 0 0 0 0 1 0 </text:span><text:span text:style-name="T1">1</text:span><text:span text:style-name="T2"> 1 0 0]</text:span></text:p>
      <text:p text:style-name="P1"/>
      <text:p text:style-name="P7"><text:s text:c="2"/>static JsonElement parse(JsonReader reader) throws JsonParseException {</text:p>
      <text:p text:style-name="P5"><text:span text:style-name="T2"><text:tab/></text:span><text:span text:style-name="T1">try {</text:span></text:p>
      <text:p text:style-name="P7"><text:s text:c="2"/><text:tab/>switch (reader.peek()) {</text:p>
      <text:p text:style-name="P7"><text:s text:c="2"/><text:tab/>case STRING:</text:p>
      <text:p text:style-name="P7"><text:s text:c="4"/><text:tab/>return new JsonPrimitive(reader.nextString());</text:p>
      <text:p text:style-name="P7"><text:s text:c="2"/><text:tab/>case NUMBER:</text:p>
      <text:p text:style-name="P7"><text:s text:c="4"/><text:tab/>String number = reader.nextString();</text:p>
      <text:p text:style-name="P7"><text:s text:c="4"/><text:tab/>return new JsonPrimitive(JsonPrimitive.stringToNumber(number));</text:p>
      <text:p text:style-name="P7"><text:s text:c="2"/><text:tab/>case BOOLEAN:</text:p>
      <text:p text:style-name="P7"><text:s text:c="4"/><text:tab/>return new JsonPrimitive(reader.nextBoolean());</text:p>
      <text:p text:style-name="P7"><text:s text:c="2"/><text:tab/>case NULL:</text:p>
      <text:p text:style-name="P7"><text:s text:c="4"/><text:tab/>reader.nextNull();</text:p>
      <text:p text:style-name="P7"><text:s text:c="4"/><text:tab/>return JsonNull.createJsonNull();</text:p>
      <text:p text:style-name="P7"><text:s text:c="2"/><text:tab/>case BEGIN_ARRAY:</text:p>
      <text:p text:style-name="P7"><text:s text:c="4"/><text:tab/>JsonArray array = new JsonArray();</text:p>
      <text:p text:style-name="P7"><text:s text:c="4"/><text:tab/>reader.beginArray();</text:p>
      <text:p text:style-name="P7"><text:s text:c="4"/><text:tab/>while (reader.hasNext()) {</text:p>
      <text:p text:style-name="P7"><text:s text:c="6"/><text:tab/>array.add(parse(reader));</text:p>
      <text:p text:style-name="P7"><text:s text:c="4"/><text:tab/>}</text:p>
      <text:p text:style-name="P7"><text:s text:c="4"/><text:tab/>reader.endArray();</text:p>
      <text:p text:style-name="P7"><text:s text:c="4"/><text:tab/>return array;</text:p>
      <text:p text:style-name="P7"><text:s text:c="2"/><text:tab/>case BEGIN_OBJECT:</text:p>
      <text:p text:style-name="P7"><text:s text:c="4"/><text:tab/>JsonObject object = new JsonObject();</text:p>
      <text:p text:style-name="P7"><text:s text:c="4"/><text:tab/>reader.beginObject();</text:p>
      <text:p text:style-name="P7"><text:s text:c="4"/><text:tab/>while (reader.hasNext()) {</text:p>
      <text:p text:style-name="P7"><text:s text:c="6"/><text:tab/>object.add(reader.nextName(), parse(reader));</text:p>
      <text:p text:style-name="P7"><text:s text:c="4"/><text:tab/>}</text:p>
      <text:p text:style-name="P7"><text:s text:c="4"/><text:tab/>reader.endObject();</text:p>
      <text:p text:style-name="P7"><text:s text:c="4"/><text:tab/>return object;</text:p>
      <text:p text:style-name="P7"><text:s text:c="2"/><text:tab/>case END_DOCUMENT:</text:p>
      <text:p text:style-name="P7"><text:s text:c="2"/><text:tab/>case NAME:</text:p>
      <text:p text:style-name="P7"><text:soft-page-break/><text:s text:c="2"/><text:tab/>case END_OBJECT:</text:p>
      <text:p text:style-name="P7"><text:s text:c="2"/><text:tab/>case END_ARRAY:</text:p>
      <text:p text:style-name="P7"><text:s text:c="2"/><text:tab/>default:</text:p>
      <text:p text:style-name="P7"><text:s text:c="4"/><text:tab/>throw new IllegalArgumentException();</text:p>
      <text:p text:style-name="P7"><text:s text:c="2"/><text:tab/>}</text:p>
      <text:p text:style-name="P5"><text:span text:style-name="T2"><text:tab/></text:span><text:span text:style-name="T1">} catch (EOFException e) {</text:span></text:p>
      <text:p text:style-name="P6"><text:s text:c="2"/><text:tab/>return JsonNull.createJsonNull();</text:p>
      <text:p text:style-name="P6"><text:tab/>} catch (MalformedJsonException e) {</text:p>
      <text:p text:style-name="P6"><text:s text:c="2"/><text:tab/>throw new JsonSyntaxException(e);</text:p>
      <text:p text:style-name="P6"><text:tab/>} catch (IOException e) {</text:p>
      <text:p text:style-name="P6"><text:s text:c="2"/><text:tab/>throw new JsonIOException(e);</text:p>
      <text:p text:style-name="P6"><text:tab/>} catch (NumberFormatException e) {</text:p>
      <text:p text:style-name="P6"><text:s text:c="2"/><text:tab/>throw new JsonSyntaxException(e);</text:p>
      <text:p text:style-name="P6"><text:tab/>}</text:p>
      <text:p text:style-name="P7"><text:s text:c="2"/>}</text:p>
      <text:p text:style-name="P1"/>
      <text:p text:style-name="P1"/>
      <text:p text:style-name="P3">com.google.gson.ObjectNavigator.accept</text:p>
      <text:p text:style-name="P3"/>
      <text:p text:style-name="Standard"><text:span text:style-name="T1">Exception </text:span><text:span text:style-name="T2">occurs and ba-dua does not set the DUAs as covered.</text:span></text:p>
      <text:p text:style-name="P1"/>
      <text:p text:style-name="P7">"7" : <text:s/>"(102,136, this)",</text:p>
      <text:p text:style-name="P7">"16" : <text:s/>"(102,136, visitor)",</text:p>
      <text:p text:style-name="P7">"26" : <text:s/>"(102,136, this.objTypePair)",</text:p>
      <text:p text:style-name="P6"/>
      <text:p text:style-name="P6"/>
      <text:p text:style-name="P1"/>
      <text:p text:style-name="P7">t:[0 1 1 1 1 1 1 0 1 0 0 0 1 1 1 1 0 1 0 0 0 1 1 1 1 1 0 0 0 0 1 0 1 0 1 0 1 1 0 0 1 1 0 1 1 1 1 0 0 0 0 1 0 1 0 1 0 0 1 0 0 0 0 0 0 0 0]</text:p>
      <text:p text:style-name="P7">u:[0 0 0 0 0 0 0 0 0 0 0 0 0 0 0 0 0 0 0 0 0 0 0 0 0 0 0 0 0 0 0 0 0 0 0 0 0 0 0 0 0 0 0 0 0 0 0 0 0 0 0 0 0 0 0 1 0 0 1 0 0 0 0 0 0 0 0]</text:p>
      <text:p text:style-name="P5"><text:span text:style-name="T2">s:[0 1 1 1 1 1 1 </text:span><text:span text:style-name="T1">1</text:span><text:span text:style-name="T2"> 1 0 0 0 1 1 1 1 </text:span><text:span text:style-name="T1">1</text:span><text:span text:style-name="T2"> 1 0 0 0 1 1 1 1 1 1 0 0 0 1 0 1 0 1 0 0 1 0 0 0 1 0 1 1 1 1 0 0 0 0 1 0 1 0 1 0 1 1 0 0 0 0 0 0 0 0]</text:span></text:p>
      <text:p text:style-name="P1"/>
      <text:p text:style-name="P3">102: <text:s/>TypeInfo objTypeInfo = new TypeInfo(objTypePair.type);</text:p>
      <text:p text:style-name="P22">…. <text:s/><text:tab/></text:p>
      <text:p text:style-name="P6">try {</text:p>
      <text:p text:style-name="P7"><text:s text:c="4"/><text:tab/>if (objTypeInfo.isArray()) {</text:p>
      <text:p text:style-name="P7"><text:s text:c="6"/><text:tab/>visitor.visitArray(objectToVisit, objTypePair.type);</text:p>
      <text:p text:style-name="P7"><text:s text:c="4"/><text:tab/>} else if (objTypeInfo.getActualType() == Object.class</text:p>
      <text:p text:style-name="P7"><text:s text:c="8"/><text:tab/>&amp;&amp; isPrimitiveOrString(objectToVisit)) {</text:p>
      <text:p text:style-name="P7"><text:s text:c="6"/><text:tab/>// TODO(Joel): this is only used for deserialization of "primitives"</text:p>
      <text:p text:style-name="P7"><text:s text:c="6"/><text:tab/>// we should rethink this!!!</text:p>
      <text:p text:style-name="P7"><text:s text:c="6"/><text:tab/>visitor.visitPrimitive(objectToVisit);</text:p>
      <text:p text:style-name="P7"><text:s text:c="6"/><text:tab/>objectToVisit = visitor.getTarget();</text:p>
      <text:p text:style-name="P7"><text:s text:c="4"/><text:tab/>} else {</text:p>
      <text:p text:style-name="P7"><text:soft-page-break/><text:s text:c="6"/><text:tab/>visitor.startVisitingObject(objectToVisit);</text:p>
      <text:p text:style-name="P7"><text:s text:c="6"/><text:tab/>ObjectTypePair currObjTypePair = objTypePair.toMoreSpecificType();</text:p>
      <text:p text:style-name="P7"><text:s text:c="6"/><text:tab/>Class&lt;?&gt; topLevelClass = new TypeInfo(currObjTypePair.type).getRawClass();</text:p>
      <text:p text:style-name="P7"><text:s text:c="6"/><text:tab/>for (Class&lt;?&gt; curr = topLevelClass; curr != null &amp;&amp; !curr.equals(Object.class); curr =</text:p>
      <text:p text:style-name="P7"><text:s text:c="10"/><text:tab/>curr.getSuperclass()) {</text:p>
      <text:p text:style-name="P7"><text:s text:c="8"/><text:tab/>if (!curr.isSynthetic()) {</text:p>
      <text:p text:style-name="P7"><text:s text:c="10"/><text:tab/>navigateClassFields(objectToVisit, curr, visitor);</text:p>
      <text:p text:style-name="P7"><text:s text:c="8"/><text:tab/>}</text:p>
      <text:p text:style-name="P7"><text:s text:c="6"/><text:tab/>}</text:p>
      <text:p text:style-name="P7"><text:s text:c="4"/><text:tab/>}</text:p>
      <text:p text:style-name="P5"><text:span text:style-name="T2"><text:s text:c="2"/><text:tab/>} </text:span><text:span text:style-name="T1">finally {</text:span></text:p>
      <text:p text:style-name="P6">136: <text:s text:c="3"/><text:tab/>visitor.end(objTypePair);</text:p>
      <text:p text:style-name="P6"><text:s text:c="2"/><text:tab/>}</text:p>
      <text:p text:style-name="P7"/>
      <text:p text:style-name="P4"/>
      <text:p text:style-name="P1">JacksonDatabind</text:p>
      <text:p text:style-name="P1"/>
      <text:p text:style-name="P3">com.fasterxml.jackson.databind.ser.std.ObjectArraySerializer.serializeContents</text:p>
      <text:p text:style-name="P3"/>
      <text:p text:style-name="P4">Exception occurs and blocks the coverage of the DUAs</text:p>
      <text:p text:style-name="P4"/>
      <text:p text:style-name="P4">"36" : <text:s/>"(196,(212,247), len)",</text:p>
      <text:p text:style-name="Standard"><text:span text:style-name="T2">"40" : <text:s/>"(208,212, i)"</text:span><text:span text:style-name="T1">,</text:span></text:p>
      <text:p text:style-name="P3"/>
      <text:p text:style-name="Standard"><text:span text:style-name="T1"><text:tab/></text:span><text:span text:style-name="T2">public void serializeContents(Object[] value, JsonGenerator jgen, SerializerProvider provider)</text:span></text:p>
      <text:p text:style-name="P4"><text:s text:c="4"/><text:tab/>throws IOException, JsonGenerationException</text:p>
      <text:p text:style-name="P4"><text:tab/>{</text:p>
      <text:p text:style-name="P4"><text:s text:c="4"/><text:tab/>final int len = value.length;</text:p>
      <text:p text:style-name="P4"><text:s text:c="4"/><text:tab/>if (len == 0) {</text:p>
      <text:p text:style-name="P4"><text:s text:c="8"/><text:tab/>return;</text:p>
      <text:p text:style-name="P4"><text:s text:c="4"/><text:tab/>}</text:p>
      <text:p text:style-name="P4"><text:s text:c="4"/><text:tab/>if (_elementSerializer != null) {</text:p>
      <text:p text:style-name="P4"><text:s text:c="8"/><text:tab/>serializeContentsUsing(value, jgen, provider, _elementSerializer);</text:p>
      <text:p text:style-name="P4"><text:s text:c="8"/><text:tab/>return;</text:p>
      <text:p text:style-name="P4"><text:s text:c="4"/><text:tab/>}</text:p>
      <text:p text:style-name="P4"><text:s text:c="4"/><text:tab/>if (_valueTypeSerializer != null) {</text:p>
      <text:p text:style-name="P4"><text:s text:c="8"/><text:tab/>serializeTypedContents(value, jgen, provider);</text:p>
      <text:p text:style-name="P4"><text:s text:c="8"/><text:tab/>return;</text:p>
      <text:p text:style-name="P4"><text:s text:c="4"/><text:tab/>}</text:p>
      <text:p text:style-name="P4"><text:s text:c="4"/><text:tab/>int i = 0;</text:p>
      <text:p text:style-name="P4"><text:s text:c="4"/><text:tab/>Object elem = null;</text:p>
      <text:p text:style-name="P3"><text:s text:c="4"/><text:tab/>try {</text:p>
      <text:p text:style-name="Standard"><text:soft-page-break/><text:span text:style-name="T1"><text:s text:c="8"/><text:tab/></text:span><text:span text:style-name="T2">PropertySerializerMap serializers = _dynamicSerializers;</text:span></text:p>
      <text:p text:style-name="P4"><text:s text:c="8"/><text:tab/>for (; i &lt; len; ++i) {</text:p>
      <text:p text:style-name="P4"><text:s text:c="12"/><text:tab/>elem = value[i];</text:p>
      <text:p text:style-name="P4"><text:s text:c="12"/><text:tab/>if (elem == null) {</text:p>
      <text:p text:style-name="P4"><text:s text:c="16"/><text:tab/>provider.defaultSerializeNull(jgen);</text:p>
      <text:p text:style-name="P4"><text:s text:c="16"/><text:tab/>continue;</text:p>
      <text:p text:style-name="P4"><text:s text:c="12"/><text:tab/>}</text:p>
      <text:p text:style-name="P4"><text:s text:c="12"/><text:tab/>Class&lt;?&gt; cc = elem.getClass();</text:p>
      <text:p text:style-name="P4"><text:s text:c="12"/><text:tab/>JsonSerializer&lt;Object&gt; serializer = serializers.serializerFor(cc);</text:p>
      <text:p text:style-name="P4"><text:s text:c="12"/><text:tab/>if (serializer == null) {</text:p>
      <text:p text:style-name="P4"><text:s text:c="16"/><text:tab/>// To fix [JACKSON-508]</text:p>
      <text:p text:style-name="P4"><text:s text:c="16"/><text:tab/>if (_elementType.hasGenericTypes()) {</text:p>
      <text:p text:style-name="P4"><text:s text:c="20"/><text:tab/>serializer = _findAndAddDynamic(serializers,</text:p>
      <text:p text:style-name="P4"><text:s text:c="28"/><text:tab/>provider.constructSpecializedType(_elementType, cc), provider);</text:p>
      <text:p text:style-name="P4"><text:s text:c="16"/><text:tab/>} else {</text:p>
      <text:p text:style-name="P4"><text:s text:c="20"/><text:tab/>serializer = _findAndAddDynamic(serializers, cc, provider);</text:p>
      <text:p text:style-name="P3"><text:s text:c="16"/><text:tab/>}</text:p>
      <text:p text:style-name="P3"><text:s text:c="12"/><text:tab/>}</text:p>
      <text:p text:style-name="P3"><text:s text:c="12"/><text:tab/>serializer.serialize(elem, jgen, provider);</text:p>
      <text:p text:style-name="P3"><text:s text:c="8"/><text:tab/>}</text:p>
      <text:p text:style-name="P3"><text:s text:c="4"/><text:tab/>} catch (IOException ioe) {</text:p>
      <text:p text:style-name="P3"><text:s text:c="8"/><text:tab/>throw ioe;</text:p>
      <text:p text:style-name="P3"><text:s text:c="4"/><text:tab/>} catch (Exception e) {</text:p>
      <text:p text:style-name="Standard"><text:span text:style-name="T1"><text:s text:c="8"/><text:tab/></text:span><text:span text:style-name="T2">// [JACKSON-55] Need to add reference information</text:span></text:p>
      <text:p text:style-name="P4"><text:s text:c="8"/><text:tab/>/* 05-Mar-2009, tatu: But one nasty edge is when we get</text:p>
      <text:p text:style-name="P4"><text:s text:c="9"/><text:tab/>* <text:s text:c="2"/>StackOverflow: usually due to infinite loop. But that gets</text:p>
      <text:p text:style-name="P4"><text:s text:c="9"/><text:tab/>* <text:s text:c="2"/>hidden within an InvocationTargetException...</text:p>
      <text:p text:style-name="P4"><text:s text:c="9"/><text:tab/>*/</text:p>
      <text:p text:style-name="P4"><text:s text:c="8"/><text:tab/>Throwable t = e;</text:p>
      <text:p text:style-name="P4"><text:s text:c="8"/><text:tab/>while (t instanceof InvocationTargetException &amp;&amp; t.getCause() != null) {</text:p>
      <text:p text:style-name="P4"><text:s text:c="12"/><text:tab/>t = t.getCause();</text:p>
      <text:p text:style-name="P4"><text:s text:c="8"/><text:tab/>}</text:p>
      <text:p text:style-name="P4"><text:s text:c="8"/><text:tab/>if (t instanceof Error) {</text:p>
      <text:p text:style-name="P4"><text:s text:c="12"/><text:tab/>throw (Error) t;</text:p>
      <text:p text:style-name="P4"><text:s text:c="8"/><text:tab/>}</text:p>
      <text:p text:style-name="P3"><text:s text:c="8"/><text:tab/>throw JsonMappingException.wrapWithPath(t, elem, i);</text:p>
      <text:p text:style-name="P3"><text:s text:c="4"/><text:tab/>}</text:p>
      <text:p text:style-name="P3"><text:tab/>}</text:p>
      <text:p text:style-name="P3"/>
      <text:p text:style-name="P3">com.fasterxml.jackson.databind.ObjectWriter._configAndWriteValue</text:p>
      <text:p text:style-name="P3"/>
      <text:p text:style-name="Standard"><text:span text:style-name="T1">Exception </text:span><text:span text:style-name="T2">occurs and ba-dua does not set the DUAs as covered.</text:span></text:p>
      <text:p text:style-name="P4"><text:soft-page-break/>"8" : <text:s/>"(672,686, jgen)"</text:p>
      <text:p text:style-name="P3"/>
      <text:p text:style-name="P4">Wrong subsumption: _configAndWriteValue</text:p>
      <text:p text:style-name="P4">t:[0 1 1 0 0 1 0 0 0 0 1 0 0 1 0 0 0 0 1 0 1 0 0 1 1 0 0 0 0 0]</text:p>
      <text:p text:style-name="P4">u:[0 1 0 0 0 0 0 0 0 0 0 0 0 0 0 0 0 0 1 0 0 0 0 1 0 0 0 0 0 0]</text:p>
      <text:p text:style-name="P4">s:[0 1 0 0 0 0 0 0 1 0 0 0 0 0 0 0 0 0 1 0 0 0 0 1 0 0 0 0 0 0]</text:p>
      <text:p text:style-name="P4"/>
      <text:p text:style-name="P4">protected final void _configAndWriteValue(JsonGenerator jgen, Object value)</text:p>
      <text:p text:style-name="P4"><text:s text:c="4"/><text:tab/>throws IOException, JsonGenerationException, JsonMappingException</text:p>
      <text:p text:style-name="P4"><text:tab/>{</text:p>
      <text:p text:style-name="P4"><text:s text:c="4"/><text:tab/>_configureJsonGenerator(jgen);</text:p>
      <text:p text:style-name="P4"><text:s text:c="4"/><text:tab/>// [JACKSON-282]: consider Closeable</text:p>
      <text:p text:style-name="P4"><text:s text:c="4"/><text:tab/>if (_config.isEnabled(SerializationFeature.CLOSE_CLOSEABLE) &amp;&amp; (value instanceof Closeable)) {</text:p>
      <text:p text:style-name="P4"><text:s text:c="8"/><text:tab/>_writeCloseable(jgen, value, _config);</text:p>
      <text:p text:style-name="P4"><text:s text:c="8"/><text:tab/>return;</text:p>
      <text:p text:style-name="P4"><text:s text:c="4"/><text:tab/>}</text:p>
      <text:p text:style-name="P4"><text:s text:c="4"/><text:tab/>boolean closed = false;</text:p>
      <text:p text:style-name="Standard"><text:span text:style-name="T2"><text:s text:c="4"/><text:tab/></text:span><text:span text:style-name="T1">try {</text:span></text:p>
      <text:p text:style-name="P4"><text:s text:c="8"/><text:tab/>if (_rootType == null) {</text:p>
      <text:p text:style-name="P4"><text:s text:c="12"/><text:tab/>_serializerProvider(_config).serializeValue(jgen, value);</text:p>
      <text:p text:style-name="P4"><text:s text:c="8"/><text:tab/>} else {</text:p>
      <text:p text:style-name="P4"><text:s text:c="12"/><text:tab/>_serializerProvider(_config).serializeValue(jgen, value, _rootType, _rootSerializer);</text:p>
      <text:p text:style-name="P4"><text:s text:c="8"/><text:tab/>}</text:p>
      <text:p text:style-name="P4"><text:s text:c="8"/><text:tab/>closed = true;</text:p>
      <text:p text:style-name="P4"><text:s text:c="8"/><text:tab/>jgen.close();</text:p>
      <text:p text:style-name="Standard"><text:span text:style-name="T2"><text:s text:c="4"/><text:tab/>}</text:span><text:span text:style-name="T1"> finally {</text:span></text:p>
      <text:p text:style-name="P4"><text:s text:c="8"/><text:tab/>/* won't try to close twice; also, must catch exception (so it</text:p>
      <text:p text:style-name="P4"><text:s text:c="9"/><text:tab/>* will not mask exception that is pending)</text:p>
      <text:p text:style-name="P4"><text:s text:c="9"/><text:tab/>*/</text:p>
      <text:p text:style-name="P4"><text:s text:c="8"/><text:tab/>if (!closed) {</text:p>
      <text:p text:style-name="P4"><text:s text:c="12"/><text:tab/>try {</text:p>
      <text:p text:style-name="P4"><text:s text:c="16"/><text:tab/>jgen.close();</text:p>
      <text:p text:style-name="P4"><text:s text:c="12"/><text:tab/>} catch (IOException ioe) { }</text:p>
      <text:p text:style-name="P4"><text:s text:c="8"/><text:tab/>}</text:p>
      <text:p text:style-name="P4"><text:s text:c="4"/><text:tab/>}</text:p>
      <text:p text:style-name="P4"><text:tab/>}</text:p>
      <text:p text:style-name="P4"/>
      <text:p text:style-name="P4"/>
      <text:p text:style-name="P3">com.fasterxml.jackson.databind.ObjectMapper._readMapAndClose</text:p>
      <text:p text:style-name="P3"/>
      <text:p text:style-name="P4">Exception occurs and blocks the coverage of the DUAs</text:p>
      <text:p text:style-name="P3"/>
      <text:p text:style-name="P4"><text:soft-page-break/>"6" : <text:s/>"(2873,2892, jp)",</text:p>
      <text:p text:style-name="P4">"7" : <text:s/>"(2873,2896, jp)",</text:p>
      <text:p text:style-name="P4"/>
      <text:p text:style-name="P4">Wrong subsumption: _readMapAndClose</text:p>
      <text:p text:style-name="P4">t:[1 1 1 0 0 0 0 0 1 1 0 0 1 0 0 0 1 1 0 0 1 0 1 1 0 0 1 0 0 0 1 0 1 0 1 0 0 0]</text:p>
      <text:p text:style-name="P4">u:[0 0 0 0 0 0 0 0 0 1 0 0 0 0 0 0 0 0 0 0 0 0 0 0 0 0 0 0 0 0 1 0 1 0 1 0 0 1]</text:p>
      <text:p text:style-name="P4">s:[1 1 1 0 0 0 1 1 1 1 0 0 1 0 0 0 1 1 0 0 1 0 1 1 0 0 1 0 0 0 1 0 1 0 1 0 0 1]</text:p>
      <text:p text:style-name="P4"/>
      <text:p text:style-name="P4"/>
      <text:p text:style-name="P4"><text:tab/>protected Object _readMapAndClose(JsonParser jp, JavaType valueType)</text:p>
      <text:p text:style-name="P4"><text:s text:c="4"/><text:tab/>throws IOException, JsonParseException, JsonMappingException</text:p>
      <text:p text:style-name="P4"><text:tab/>{</text:p>
      <text:p text:style-name="Standard"><text:span text:style-name="T2"><text:s text:c="4"/><text:tab/></text:span><text:span text:style-name="T1">try {</text:span></text:p>
      <text:p text:style-name="P4"><text:s text:c="8"/><text:tab/>Object result;</text:p>
      <text:p text:style-name="P4"><text:s text:c="8"/><text:tab/>JsonToken t = _initForReading(jp);</text:p>
      <text:p text:style-name="P4"><text:s text:c="8"/><text:tab/>if (t == JsonToken.VALUE_NULL) {</text:p>
      <text:p text:style-name="P4"><text:s text:c="12"/><text:tab/>// [JACKSON-643]: Ask JsonDeserializer what 'null value' to use:</text:p>
      <text:p text:style-name="P4"><text:s text:c="12"/><text:tab/>DeserializationContext ctxt = createDeserializationContext(jp,</text:p>
      <text:p text:style-name="P4"><text:s text:c="20"/><text:tab/>getDeserializationConfig());</text:p>
      <text:p text:style-name="P4"><text:s text:c="12"/><text:tab/>result = _findRootDeserializer(ctxt, valueType).getNullValue();</text:p>
      <text:p text:style-name="P4"><text:s text:c="8"/><text:tab/>} else if (t == JsonToken.END_ARRAY || t == JsonToken.END_OBJECT) {</text:p>
      <text:p text:style-name="P4"><text:s text:c="12"/><text:tab/>result = null;</text:p>
      <text:p text:style-name="P4"><text:s text:c="8"/><text:tab/>} else {</text:p>
      <text:p text:style-name="P4"><text:s text:c="12"/><text:tab/>DeserializationConfig cfg = getDeserializationConfig();</text:p>
      <text:p text:style-name="P4"><text:s text:c="12"/><text:tab/>DeserializationContext ctxt = createDeserializationContext(jp, cfg);</text:p>
      <text:p text:style-name="P4"><text:s text:c="12"/><text:tab/>JsonDeserializer&lt;Object&gt; deser = _findRootDeserializer(ctxt, valueType);</text:p>
      <text:p text:style-name="P4"><text:s text:c="12"/><text:tab/>if (cfg.useRootWrapping()) {</text:p>
      <text:p text:style-name="P4"><text:s text:c="16"/><text:tab/>result = _unwrapAndDeserialize(jp, ctxt, cfg, valueType, deser);</text:p>
      <text:p text:style-name="P4"><text:s text:c="12"/><text:tab/>} else {</text:p>
      <text:p text:style-name="P4"><text:s text:c="16"/><text:tab/>result = deser.deserialize(jp, ctxt);</text:p>
      <text:p text:style-name="P4"><text:s text:c="12"/><text:tab/>}</text:p>
      <text:p text:style-name="P4"><text:s text:c="8"/><text:tab/>}</text:p>
      <text:p text:style-name="P4"><text:s text:c="8"/><text:tab/>// Need to consume the token too</text:p>
      <text:p text:style-name="P4"><text:s text:c="8"/><text:tab/>jp.clearCurrentToken();</text:p>
      <text:p text:style-name="P4"><text:s text:c="8"/><text:tab/>return result;</text:p>
      <text:p text:style-name="Standard"><text:span text:style-name="T2"><text:s text:c="3"/></text:span><text:span text:style-name="T1"><text:s/><text:tab/>} finally {</text:span></text:p>
      <text:p text:style-name="Standard"><text:soft-page-break/><text:span text:style-name="T2"><text:s text:c="8"/><text:tab/></text:span><text:span text:style-name="T1">try {</text:span></text:p>
      <text:p text:style-name="P3"><text:s text:c="12"/><text:tab/>jp.close();</text:p>
      <text:p text:style-name="P3"><text:s text:c="8"/><text:tab/>} catch (IOException ioe) { }</text:p>
      <text:p text:style-name="P3"><text:s text:c="4"/><text:tab/>}</text:p>
      <text:p text:style-name="P4"><text:tab/>}</text:p>
      <text:p text:style-name="P4"/>
      <text:p text:style-name="P4"/>
      <text:p text:style-name="P3">com.fasterxml.jackson.databind.deser.BasicDeserializerFactory.modifyTypeByAnnotation</text:p>
      <text:p text:style-name="P4"/>
      <text:p text:style-name="P4">Exception occurs and blocks the coverage of the DUAs</text:p>
      <text:p text:style-name="P4"/>
      <text:p text:style-name="P4">"3" : <text:s/>"(1412,1451, a)",</text:p>
      <text:p text:style-name="P4"/>
      <text:p text:style-name="P4"><text:tab/>protected &lt;T extends JavaType&gt; T modifyTypeByAnnotation(DeserializationContext ctxt,</text:p>
      <text:p text:style-name="P4"><text:s text:c="8"/><text:tab/>Annotated a, T type)</text:p>
      <text:p text:style-name="Standard"><text:span text:style-name="T2"><text:s text:c="4"/><text:tab/></text:span><text:span text:style-name="T1">throws JsonMappingException</text:span></text:p>
      <text:p text:style-name="P4"><text:tab/>{</text:p>
      <text:p text:style-name="P4"><text:s text:c="4"/><text:tab/>// first: let's check class for the instance itself:</text:p>
      <text:p text:style-name="P4"><text:s text:c="4"/><text:tab/>AnnotationIntrospector intr = ctxt.getAnnotationIntrospector();</text:p>
      <text:p text:style-name="P4"><text:s text:c="4"/><text:tab/>Class&lt;?&gt; subclass = intr.findDeserializationType(a, type);</text:p>
      <text:p text:style-name="P4"><text:s text:c="4"/><text:tab/>if (subclass != null) {</text:p>
      <text:p text:style-name="Standard"><text:span text:style-name="T2"><text:s text:c="8"/><text:tab/></text:span><text:span text:style-name="T1">try {</text:span></text:p>
      <text:p text:style-name="P3"><text:s text:c="12"/><text:tab/>type = (T) type.narrowBy(subclass);</text:p>
      <text:p text:style-name="P3"><text:s text:c="8"/><text:tab/>} catch (IllegalArgumentException iae) {</text:p>
      <text:p text:style-name="P4"><text:s text:c="12"/><text:tab/>throw new JsonMappingException("Failed to narrow type "+type+" with concrete-type annotation (value "+subclass.getName()+"), method '"+a.getName()+"': "+iae.getMessage(), null, iae);</text:p>
      <text:p text:style-name="P4"><text:s text:c="8"/><text:tab/>}</text:p>
      <text:p text:style-name="P4"><text:s text:c="4"/><text:tab/>}</text:p>
      <text:p text:style-name="P4"/>
      <text:p text:style-name="P4"><text:s text:c="4"/><text:tab/>// then key class</text:p>
      <text:p text:style-name="P4"><text:s text:c="4"/><text:tab/>if (type.isContainerType()) {</text:p>
      <text:p text:style-name="P4"><text:s text:c="8"/><text:tab/>Class&lt;?&gt; keyClass = intr.findDeserializationKeyType(a, type.getKeyType());</text:p>
      <text:p text:style-name="P4"><text:s text:c="8"/><text:tab/>if (keyClass != null) {</text:p>
      <text:p text:style-name="P4"><text:s text:c="12"/><text:tab/>// illegal to use on non-Maps</text:p>
      <text:p text:style-name="P4"><text:s text:c="12"/><text:tab/>if (!(type instanceof MapLikeType)) {</text:p>
      <text:p text:style-name="P4"><text:s text:c="16"/><text:tab/>throw new JsonMappingException("Illegal key-type annotation: type "+type+" is not a Map(-like) type");</text:p>
      <text:p text:style-name="P4"><text:s text:c="12"/><text:tab/>}</text:p>
      <text:p text:style-name="P4"><text:s text:c="12"/><text:tab/>try {</text:p>
      <text:p text:style-name="Standard"><text:span text:style-name="T2"><text:s text:c="16"/></text:span><text:span text:style-name="T1"><text:tab/>type = (T) ((MapLikeType) type).narrowKey(keyClass);</text:span></text:p>
      <text:p text:style-name="P3"><text:s text:c="12"/><text:tab/>} catch (IllegalArgumentException iae) {</text:p>
      <text:p text:style-name="P3"><text:s text:c="16"/><text:tab/>throw new JsonMappingException("Failed to narrow key <text:soft-page-break/>type "+type+" with key-type annotation ("+keyClass.getName()+"): "+iae.getMessage(), null, iae);</text:p>
      <text:p text:style-name="P3"><text:s text:c="12"/><text:tab/>}</text:p>
      <text:p text:style-name="P4"><text:s text:c="8"/><text:tab/>}</text:p>
      <text:p text:style-name="P4"><text:s text:c="8"/><text:tab/>JavaType keyType = type.getKeyType();</text:p>
      <text:p text:style-name="P4"><text:s text:c="8"/><text:tab/>/* 21-Mar-2011, tatu: ... and associated deserializer too (unless already assigned)</text:p>
      <text:p text:style-name="P4"><text:s text:c="9"/><text:tab/>* <text:s text:c="2"/>(not 100% why or how, but this does seem to get called more than once, which</text:p>
      <text:p text:style-name="P4"><text:s text:c="9"/><text:tab/>* <text:s text:c="2"/>is not good: for now, let's just avoid errors)</text:p>
      <text:p text:style-name="P4"><text:s text:c="9"/><text:tab/>*/</text:p>
      <text:p text:style-name="P4"><text:s text:c="8"/><text:tab/>if (keyType != null &amp;&amp; keyType.getValueHandler() == null) {</text:p>
      <text:p text:style-name="P4"><text:s text:c="12"/><text:tab/>Object kdDef = intr.findKeyDeserializer(a);</text:p>
      <text:p text:style-name="P4"><text:s text:c="12"/><text:tab/>KeyDeserializer kd = ctxt.keyDeserializerInstance(a, kdDef);</text:p>
      <text:p text:style-name="P4"><text:s text:c="12"/><text:tab/>if (kd != null) {</text:p>
      <text:p text:style-name="P4"><text:s text:c="16"/><text:tab/>type = (T) ((MapLikeType) type).withKeyValueHandler(kd);</text:p>
      <text:p text:style-name="P4"><text:s text:c="16"/><text:tab/>keyType = type.getKeyType(); // just in case it's used below</text:p>
      <text:p text:style-name="P4"><text:s text:c="12"/><text:tab/>}</text:p>
      <text:p text:style-name="P4"><text:s text:c="8"/><text:tab/>} <text:s text:c="6"/><text:tab/> </text:p>
      <text:p text:style-name="P4"><text:s text:c="6"/><text:tab/> </text:p>
      <text:p text:style-name="P4"><text:s text:c="7"/><text:tab/>// and finally content class; only applicable to structured types</text:p>
      <text:p text:style-name="P4"><text:s text:c="7"/><text:tab/>Class&lt;?&gt; cc = intr.findDeserializationContentType(a, type.getContentType());</text:p>
      <text:p text:style-name="P4"><text:s text:c="7"/><text:tab/>if (cc != null) {</text:p>
      <text:p text:style-name="P4"><text:s text:c="11"/><text:tab/>try {</text:p>
      <text:p text:style-name="P4"><text:s text:c="15"/><text:tab/>type = (T) type.narrowContentsBy(cc);</text:p>
      <text:p text:style-name="P4"><text:s text:c="11"/><text:tab/>} catch (IllegalArgumentException iae) {</text:p>
      <text:p text:style-name="P4"><text:s text:c="15"/><text:tab/>throw new JsonMappingException("Failed to narrow content type "+type+" with content-type annotation ("+cc.getName()+"): "+iae.getMessage(), null, iae);</text:p>
      <text:p text:style-name="P4"><text:s text:c="11"/><text:tab/>}</text:p>
      <text:p text:style-name="P4"><text:s text:c="7"/><text:tab/>}</text:p>
      <text:p text:style-name="P4"><text:s text:c="7"/><text:tab/>// ... as well as deserializer for contents:</text:p>
      <text:p text:style-name="P4"><text:s text:c="7"/><text:tab/>JavaType contentType = type.getContentType();</text:p>
      <text:p text:style-name="P4"><text:s text:c="7"/><text:tab/>if (contentType.getValueHandler() == null) { // as with above, avoid resetting (which would trigger exception)</text:p>
      <text:p text:style-name="P4"><text:s text:c="11"/><text:tab/>Object cdDef = intr.findContentDeserializer(a);</text:p>
      <text:p text:style-name="P4"><text:s text:c="12"/><text:tab/>JsonDeserializer&lt;?&gt; cd = ctxt.deserializerInstance(a, cdDef);</text:p>
      <text:p text:style-name="P4"><text:s text:c="12"/><text:tab/>if (cd != null) {</text:p>
      <text:p text:style-name="P4"><text:s text:c="16"/><text:tab/>type = (T) type.withContentValueHandler(cd);</text:p>
      <text:p text:style-name="P4"><text:s text:c="12"/><text:tab/>}</text:p>
      <text:p text:style-name="P4"><text:s text:c="8"/><text:tab/>}</text:p>
      <text:p text:style-name="P4"><text:soft-page-break/><text:s text:c="4"/><text:tab/>}</text:p>
      <text:p text:style-name="P4"><text:s text:c="4"/><text:tab/>return type;</text:p>
      <text:p text:style-name="P4"><text:tab/>}</text:p>
      <text:p text:style-name="P4"/>
      <text:p text:style-name="P4"/>
      <text:p text:style-name="P1">JxPath</text:p>
      <text:p text:style-name="Standard"/>
      <text:p text:style-name="Standard"/>
      <text:p text:style-name="Standard"><text:span text:style-name="T1">org.apache.commons.jxpath.util.ValueUtils</text:span><text:span text:style-name="T2">.</text:span><text:span text:style-name="T1">getIndexedPropertyLength<text:tab/></text:span></text:p>
      <text:p text:style-name="P4">Exception occurs and blocks the coverage of the DUAs</text:p>
      <text:p text:style-name="P4"/>
      <text:p text:style-name="P4">"5" :(105,124, pd) is subsumed but it is not covered</text:p>
      <text:p text:style-name="P4"/>
      <text:p text:style-name="P4">Wrong subsumption: getIndexedPropertyLength</text:p>
      <text:p text:style-name="P4">t:[1 0 0 1 1 0 0 0 0 1 1 1 0 1 1 1 0 1 1]</text:p>
      <text:p text:style-name="P4">u:[0 0 0 0 0 0 0 0 0 0 0 0 0 0 0 1 0 1 1]</text:p>
      <text:p text:style-name="Standard"><text:span text:style-name="T2">s:[1 0 0 1 1 </text:span><text:span text:style-name="T1">1</text:span><text:span text:style-name="T2"> 0 0 0 1 1 1 0 1 1 1 1 1 1]</text:span></text:p>
      <text:p text:style-name="P4"/>
      <text:p text:style-name="P4">.</text:p>
      <text:p text:style-name="P4"/>
      <text:p text:style-name="P4"/>
      <text:p text:style-name="P4">public static int getIndexedPropertyLength(</text:p>
      <text:p text:style-name="P4"><text:s text:c="4"/><text:tab/>Object object,</text:p>
      <text:p text:style-name="Standard"><text:span text:style-name="T2">105: <text:s text:c="3"/><text:tab/>IndexedPropertyDescriptor</text:span><text:span text:style-name="T1"> pd</text:span><text:span text:style-name="T2">)</text:span></text:p>
      <text:p text:style-name="P4"><text:tab/>{</text:p>
      <text:p text:style-name="P4"><text:s text:c="4"/><text:tab/>if (pd.getReadMethod() != null) {</text:p>
      <text:p text:style-name="P4"><text:s text:c="8"/><text:tab/>return getLength(getValue(object, pd));</text:p>
      <text:p text:style-name="P4"><text:s text:c="4"/><text:tab/>}</text:p>
      <text:p text:style-name="P4"><text:s text:c="3"/><text:tab/> </text:p>
      <text:p text:style-name="P4"><text:s text:c="4"/><text:tab/>Method readMethod = pd.getIndexedReadMethod();</text:p>
      <text:p text:style-name="P4"><text:s text:c="4"/><text:tab/>if (readMethod == null) {</text:p>
      <text:p text:style-name="P4"><text:s text:c="8"/><text:tab/>throw new JXPathException(</text:p>
      <text:p text:style-name="P4"><text:s text:c="12"/><text:tab/>"No indexed read method for property " + pd.getName());</text:p>
      <text:p text:style-name="P4"><text:s text:c="4"/><text:tab/>}</text:p>
      <text:p text:style-name="P4"/>
      <text:p text:style-name="P4"><text:s text:c="4"/><text:tab/>for (int i = 0; i &lt; UNKNOWN_LENGTH_MAX_COUNT; i++) {</text:p>
      <text:p text:style-name="Standard"><text:span text:style-name="T2"><text:s text:c="8"/><text:tab/></text:span><text:span text:style-name="T1">try {</text:span></text:p>
      <text:p text:style-name="P4"><text:s text:c="12"/><text:tab/>readMethod.invoke(object, new Object[] { new Integer(i)});</text:p>
      <text:p text:style-name="P4"><text:s text:c="8"/><text:tab/>}</text:p>
      <text:p text:style-name="Standard"><text:span text:style-name="T2"><text:s text:c="8"/><text:tab/></text:span><text:span text:style-name="T1">catch (Throwable t) {</text:span></text:p>
      <text:p text:style-name="P4"><text:s text:c="12"/><text:tab/>return i;</text:p>
      <text:p text:style-name="Standard"><text:span text:style-name="T2"><text:s text:c="8"/><text:tab/></text:span><text:span text:style-name="T1">}</text:span></text:p>
      <text:p text:style-name="P4"><text:s text:c="4"/><text:tab/>}</text:p>
      <text:p text:style-name="P4"><text:s text:c="3"/><text:tab/> </text:p>
      <text:p text:style-name="P4"><text:s text:c="4"/><text:tab/>throw new JXPathException(</text:p>
      <text:p text:style-name="P4"><text:s text:c="8"/><text:tab/>"Cannot determine the length of the indexed property "</text:p>
      <text:p text:style-name="Standard"><text:soft-page-break/><text:span text:style-name="T2">124: <text:s text:c="11"/><text:tab/>+</text:span><text:span text:style-name="T1"> pd.</text:span><text:span text:style-name="T2">getName());</text:span></text:p>
      <text:p text:style-name="P4"><text:tab/>}</text:p>
      <text:p text:style-name="P4"/>
      <text:p text:style-name="P3">org.apache.commons.jxpath.ri.parser.XPathParserTokenManager.jjMoveNfa_0</text:p>
      <text:p text:style-name="P3"/>
      <text:p text:style-name="Standard"><text:span text:style-name="T2">Exception</text:span><text:span text:style-name="T1"> </text:span><text:span text:style-name="T2">occurs and ba-dua does not set as covered the DUAs</text:span></text:p>
      <text:p text:style-name="P3"/>
      <text:p text:style-name="P4">"563" : <text:s/>"(1580,1582, curPos)",</text:p>
      <text:p text:style-name="P4">"567" : <text:s/>"(1581,(1581,1582), this.jjnewStateCnt)",</text:p>
      <text:p text:style-name="P4">"571" : <text:s/>"(1581,(1581,1582), startsAt)",</text:p>
      <text:p text:style-name="P3"/>
      <text:p text:style-name="Standard"><text:span text:style-name="T1"><text:s text:c="2"/><text:tab/></text:span><text:span text:style-name="T2">++curPos;</text:span></text:p>
      <text:p text:style-name="P4"><text:s text:c="2"/><text:tab/>if ((i = jjnewStateCnt) == (startsAt = 13 - (jjnewStateCnt = startsAt)))</text:p>
      <text:p text:style-name="P4"><text:s text:c="5"/><text:tab/>return curPos;</text:p>
      <text:p text:style-name="P3"><text:s text:c="2"/><text:tab/>try { curChar = input_stream.readChar(); }</text:p>
      <text:p text:style-name="Standard"><text:span text:style-name="T1"><text:s text:c="2"/><text:tab/>catch(java.io.IOException e) { </text:span><text:span text:style-name="T2">return curPos;</text:span><text:span text:style-name="T1"> }</text:span></text:p>
      <text:p text:style-name="Standard"><text:span text:style-name="T1"><text:s/></text:span><text:span text:style-name="T2"><text:s text:c="2"/>}</text:span></text:p>
      <text:p text:style-name="P4">}</text:p>
      <text:p text:style-name="P3"/>
      <text:p text:style-name="P19">Lang</text:p>
      <text:p text:style-name="P12"/>
      <text:p text:style-name="P3"><text:span text:style-name="T4">org.commons.lang3.ObjectUtils.</text:span>clone</text:p>
      <text:p text:style-name="P3"/>
      <text:p text:style-name="P3"><text:s text:c="2"/>try <text:span text:style-name="T7">{</text:span></text:p>
      <text:p text:style-name="P16"><text:s text:c="20"/>final Method clone = obj.getClass().getMethod("clone");</text:p>
      <text:p text:style-name="P16"><text:s text:c="20"/>result = clone.invoke(obj);</text:p>
      <text:p text:style-name="P16"><text:s text:c="16"/>} catch (final NoSuchMethodException e) {</text:p>
      <text:p text:style-name="P16"><text:s text:c="20"/>throw new CloneFailedException("Cloneable type "</text:p>
      <text:p text:style-name="P16"><text:s text:c="24"/>+ obj.getClass().getName()</text:p>
      <text:p text:style-name="P16"><text:s text:c="24"/>+ " has no clone method", e);</text:p>
      <text:p text:style-name="P16"><text:s text:c="16"/>} catch (final IllegalAccessException e) {</text:p>
      <text:p text:style-name="P16"><text:s text:c="20"/>throw new CloneFailedException("Cannot clone Cloneable type "</text:p>
      <text:p text:style-name="P16"><text:s text:c="24"/>+ obj.getClass().getName(), e);</text:p>
      <text:p text:style-name="P16"><text:s text:c="16"/>} <text:span text:style-name="T3">catch</text:span> (final InvocationTargetException e) {</text:p>
      <text:p text:style-name="P16"><text:s text:c="20"/>throw new CloneFailedException("Exception cloning Cloneable type "</text:p>
      <text:p text:style-name="P16"><text:s text:c="24"/>+ obj.getClass().getName(), e.getCause());</text:p>
      <text:p text:style-name="P16"><text:s text:c="16"/>}</text:p>
      <text:p text:style-name="P16"><text:s text:c="12"/>}</text:p>
      <text:p text:style-name="P3"/>
      <text:p text:style-name="P13">org.apache.commons.<text:span text:style-name="T5">lang3.text.translate.NumericEntityUnescaper.translate</text:span></text:p>
      <text:p text:style-name="P13"/>
      <text:p text:style-name="P13"><text:s text:c="12"/><text:span text:style-name="T8">try</text:span><text:span text:style-name="T7"> {</text:span></text:p>
      <text:p text:style-name="P18"><text:soft-page-break/><text:s text:c="16"/>if(isHex) {</text:p>
      <text:p text:style-name="P18"><text:s text:c="20"/>entityValue = Integer.parseInt(input.subSequence(start, end).toString(), 16);</text:p>
      <text:p text:style-name="P18"><text:s text:c="16"/>} else {</text:p>
      <text:p text:style-name="P18"><text:s text:c="20"/>entityValue = Integer.parseInt(input.subSequence(start, end).toString(), 10);</text:p>
      <text:p text:style-name="P18"><text:s text:c="16"/>}</text:p>
      <text:p text:style-name="P18"><text:s text:c="12"/>} <text:span text:style-name="T3">catch</text:span>(final NumberFormatException nfe) {</text:p>
      <text:p text:style-name="P18"><text:s text:c="16"/>return 0;</text:p>
      <text:p text:style-name="P18"><text:s text:c="12"/>}</text:p>
      <text:p text:style-name="P13"/>
      <text:p text:style-name="P14">org.apache.commons.<text:span text:style-name="T5">lang3.text.</text:span><text:span text:style-name="T6">ClassUtils.getClass</text:span></text:p>
      <text:p text:style-name="P14"/>
      <text:p text:style-name="P17">public static Class&lt;?&gt; getClass(</text:p>
      <text:p text:style-name="P17"><text:s text:c="12"/>final ClassLoader classLoader, final String className, final boolean initialize) throws ClassNotFoundException {</text:p>
      <text:p text:style-name="P17"><text:s text:c="8"/><text:span text:style-name="T3">try</text:span> {</text:p>
      <text:p text:style-name="P17"><text:s text:c="12"/>Class&lt;?&gt; clazz;</text:p>
      <text:p text:style-name="P17"><text:s text:c="12"/>if (abbreviationMap.containsKey(className)) {</text:p>
      <text:p text:style-name="P17"><text:s text:c="16"/>final String clsName = "[" + abbreviationMap.get(className);</text:p>
      <text:p text:style-name="P17"><text:s text:c="16"/>clazz = Class.forName(clsName, initialize, classLoader).getComponentType();</text:p>
      <text:p text:style-name="P17"><text:s text:c="12"/>} else {</text:p>
      <text:p text:style-name="P17"><text:s text:c="16"/>clazz = Class.forName(toCanonicalName(className), initialize, classLoader);</text:p>
      <text:p text:style-name="P17"><text:s text:c="12"/>}</text:p>
      <text:p text:style-name="P17"><text:s text:c="12"/>return clazz;</text:p>
      <text:p text:style-name="P17"><text:s text:c="8"/>} <text:span text:style-name="T3">catch</text:span> (final ClassNotFoundException ex) {</text:p>
      <text:p text:style-name="P17"><text:s text:c="12"/>// allow path separators (.) as inner class name separators</text:p>
      <text:p text:style-name="P17"><text:s text:c="12"/>final int lastDotIndex = className.lastIndexOf(PACKAGE_SEPARATOR_CHAR);</text:p>
      <text:p text:style-name="P17"/>
      <text:p text:style-name="P17"><text:s text:c="12"/>if (lastDotIndex != -1) {</text:p>
      <text:p text:style-name="P17"><text:s text:c="16"/><text:span text:style-name="T3">try</text:span> {</text:p>
      <text:p text:style-name="P17"><text:s text:c="20"/>return getClass(classLoader, className.substring(0, lastDotIndex) +</text:p>
      <text:p text:style-name="P17"><text:s text:c="28"/>INNER_CLASS_SEPARATOR_CHAR + className.substring(lastDotIndex + 1),</text:p>
      <text:p text:style-name="P17"><text:s text:c="28"/>initialize);</text:p>
      <text:p text:style-name="P17"><text:s text:c="16"/>} <text:span text:style-name="T3">catch</text:span> (final ClassNotFoundException ex2) { // NOPMD</text:p>
      <text:p text:style-name="P17"><text:s text:c="20"/>// ignore exception</text:p>
      <text:p text:style-name="P17"><text:s text:c="16"/>}</text:p>
      <text:p text:style-name="P17"><text:s text:c="12"/>}</text:p>
      <text:p text:style-name="P17"/>
      <text:p text:style-name="P17"><text:s text:c="12"/>throw ex;</text:p>
      <text:p text:style-name="P17"><text:soft-page-break/><text:s text:c="8"/>}</text:p>
      <text:p text:style-name="P17"><text:s text:c="4"/>}</text:p>
      <text:p text:style-name="P3"/>
      <text:p text:style-name="P22">Math</text:p>
      <text:p text:style-name="P3"/>
      <text:p text:style-name="P3">org.apache.commons.math3.optimization.general.GaussNewtonOptimizer.doOptimize</text:p>
      <text:p text:style-name="P3"/>
      <text:p text:style-name="P4">Exception occurs and blocks the coverage of the DUAs</text:p>
      <text:p text:style-name="P3"/>
      <text:p text:style-name="P3"/>
      <text:p text:style-name="P4">"37" : <text:s/>"(125,(174,179), nC)",</text:p>
      <text:p text:style-name="P3"/>
      <text:p text:style-name="P4">Wrong subsumption: doOptimize</text:p>
      <text:p text:style-name="P4">t:[1 1 1 1 1 1 1 0 0 0 1 0 0 1 0 1 1 1 1 1 1 1 1 0 1 1 1 1 1 1 1 1 1 0 1 1 0</text:p>
      <text:p text:style-name="P4"><text:s/>0 1 1 1 1 1 1 1 1 1 0 0 0 0 0 0 0 1 1 0 0 0 0 1 1 1 1 1 0 1 1 1 1 1 1 1 1</text:p>
      <text:p text:style-name="P4"><text:s/>1 1 0 1 1 1 1 1 1 1 0 1 1 1 1 1 1 0 1 1 1 1 1 1 1 1 1 1 1 1 1 1 1 1 1 0 1</text:p>
      <text:p text:style-name="P4"><text:s/>0 0 0 0 0 0 0 0 0 0 0 0 0]</text:p>
      <text:p text:style-name="P4">u:[0 0 0 0 0 0 1 0 0 0 1 0 0 0 0 0 0 0 0 0 0 0 0 0 0 0 0 0 0 0 0 0 0 0 0 0 0</text:p>
      <text:p text:style-name="P4"><text:s/>0 0 0 0 0 0 0 0 0 0 0 0 0 0 0 0 0 0 0 0 0 0 0 0 0 0 0 0 0 0 0 0 0 0 0 0 0</text:p>
      <text:p text:style-name="P4"><text:s/>0 0 0 0 0 0 0 0 0 0 0 0 0 0 0 0 0 0 0 0 0 0 0 0 0 0 0 0 0 0 0 0 0 0 0 0 1</text:p>
      <text:p text:style-name="P4"><text:s/>0 0 0 0 0 0 0 0 0 0 0 0 0]</text:p>
      <text:p text:style-name="P4">s:[1 1 1 1 1 1 1 0 0 0 1 0 0 1 0 0 1 0 1 0 0 0 0 0 0 0 0 0 0 0 1 1 1 0 1 1 0</text:p>
      <text:p text:style-name="P4"><text:s/>1 0 0 0 0 0 0 1 1 1 0 0 0 0 0 0 0 0 0 0 0 0 0 1 0 1 0 0 0 0 0 0 0 0 0 0 0</text:p>
      <text:p text:style-name="P4"><text:s/>0 0 0 0 0 0 0 0 0 0 0 0 0 0 0 0 0 0 0 0 0 0 0 0 0 0 0 0 0 0 0 0 0 0 0 0 1</text:p>
      <text:p text:style-name="P4"><text:s/>0 0 0 0 0 0 0 0 0 0 0 0 0]</text:p>
      <text:p text:style-name="P4">public PointVectorValuePair doOptimize() {</text:p>
      <text:p text:style-name="P4"><text:s text:c="4"/><text:tab/>final ConvergenceChecker&lt;PointVectorValuePair&gt; checker</text:p>
      <text:p text:style-name="P4"><text:s text:c="8"/><text:tab/>= getConvergenceChecker();</text:p>
      <text:p text:style-name="P4"/>
      <text:p text:style-name="P4"><text:s text:c="4"/><text:tab/>// Computation will be useless without a checker (see "for-loop").</text:p>
      <text:p text:style-name="P4"><text:s text:c="4"/><text:tab/>if (checker == null) {</text:p>
      <text:p text:style-name="P4"><text:s text:c="8"/><text:tab/>throw new NullArgumentException();</text:p>
      <text:p text:style-name="P4"><text:s text:c="4"/><text:tab/>}</text:p>
      <text:p text:style-name="P4"/>
      <text:p text:style-name="P4"><text:s text:c="4"/><text:tab/>final double[] targetValues = getTarget();</text:p>
      <text:p text:style-name="P4"><text:s text:c="4"/><text:tab/>final int nR = targetValues.length; // Number of observed data.</text:p>
      <text:p text:style-name="P4"><text:soft-page-break/></text:p>
      <text:p text:style-name="P4"><text:s text:c="4"/><text:tab/>final RealMatrix weightMatrix = getWeight();</text:p>
      <text:p text:style-name="P4"><text:s text:c="4"/><text:tab/>// Diagonal of the weight matrix.</text:p>
      <text:p text:style-name="P4"><text:s text:c="4"/><text:tab/>final double[] residualsWeights = new double[nR];</text:p>
      <text:p text:style-name="P4"><text:s text:c="4"/><text:tab/>for (int i = 0; i &lt; nR; i++) {</text:p>
      <text:p text:style-name="P4"><text:s text:c="8"/><text:tab/>residualsWeights[i] = weightMatrix.getEntry(i, i);</text:p>
      <text:p text:style-name="P4"><text:s text:c="4"/><text:tab/>}</text:p>
      <text:p text:style-name="P4"/>
      <text:p text:style-name="P4"><text:s text:c="4"/><text:tab/>final double[] currentPoint = getStartPoint();</text:p>
      <text:p text:style-name="P4"><text:s text:c="4"/><text:tab/>final int nC = currentPoint.length;</text:p>
      <text:p text:style-name="P4"/>
      <text:p text:style-name="P4"><text:s text:c="4"/><text:tab/>// iterate until convergence is reached</text:p>
      <text:p text:style-name="P4"><text:s text:c="4"/><text:tab/>PointVectorValuePair current = null;</text:p>
      <text:p text:style-name="P4"><text:s text:c="4"/><text:tab/>int iter = 0;</text:p>
      <text:p text:style-name="P4"><text:s text:c="4"/><text:tab/>for (boolean converged = false; !converged;) {</text:p>
      <text:p text:style-name="P4"><text:s text:c="8"/><text:tab/>++iter;</text:p>
      <text:p text:style-name="P4"/>
      <text:p text:style-name="P4"><text:s text:c="8"/><text:tab/>// evaluate the objective function and its jacobian</text:p>
      <text:p text:style-name="P4"><text:s text:c="8"/><text:tab/>PointVectorValuePair previous = current;</text:p>
      <text:p text:style-name="P4"><text:s text:c="8"/><text:tab/>// Value of the objective function at "currentPoint".</text:p>
      <text:p text:style-name="P4"><text:s text:c="8"/><text:tab/>final double[] currentObjective = computeObjectiveValue(currentPoint);</text:p>
      <text:p text:style-name="P4"><text:s text:c="8"/><text:tab/>final double[] currentResiduals = computeResiduals(currentObjective);</text:p>
      <text:p text:style-name="P4"><text:s text:c="8"/><text:tab/>final RealMatrix weightedJacobian = computeWeightedJacobian(currentPoint);</text:p>
      <text:p text:style-name="P4"><text:s text:c="8"/><text:tab/>current = new PointVectorValuePair(currentPoint, currentObjective);</text:p>
      <text:p text:style-name="P4"/>
      <text:p text:style-name="P4"><text:s text:c="8"/><text:tab/>// build the linear problem</text:p>
      <text:p text:style-name="P4"><text:s text:c="8"/><text:tab/>final double[] <text:s text:c="2"/>b = new double[nC];</text:p>
      <text:p text:style-name="P4"><text:s text:c="8"/><text:tab/>final double[][] a = new double[nC][nC];</text:p>
      <text:p text:style-name="P4"><text:s text:c="8"/><text:tab/>for (int i = 0; i &lt; nR; ++i) {</text:p>
      <text:p text:style-name="P4"/>
      <text:p text:style-name="P4"><text:s text:c="12"/><text:tab/>final double[] grad <text:s text:c="2"/>= weightedJacobian.getRow(i);</text:p>
      <text:p text:style-name="P4"><text:s text:c="12"/><text:tab/>final double weight <text:s text:c="2"/>= residualsWeights[i];</text:p>
      <text:p text:style-name="P4"><text:s text:c="12"/><text:tab/>final double residual = currentResiduals[i];</text:p>
      <text:p text:style-name="P4"/>
      <text:p text:style-name="P4"><text:s text:c="12"/><text:tab/>// compute the normal equation</text:p>
      <text:p text:style-name="P4"><text:s text:c="12"/><text:tab/>final double wr = weight * residual;</text:p>
      <text:p text:style-name="P4"><text:s text:c="12"/><text:tab/>for (int j = 0; j &lt; nC; ++j) {</text:p>
      <text:p text:style-name="P4"><text:s text:c="16"/><text:tab/>b[j] += wr * grad[j];</text:p>
      <text:p text:style-name="P4"><text:s text:c="12"/><text:tab/>}</text:p>
      <text:p text:style-name="P4"/>
      <text:p text:style-name="P4"><text:s text:c="12"/><text:tab/>// build the contribution matrix for measurement i</text:p>
      <text:p text:style-name="P4"><text:s text:c="12"/><text:tab/>for (int k = 0; k &lt; nC; ++k) {</text:p>
      <text:p text:style-name="P4"><text:s text:c="16"/><text:tab/>double[] ak = a[k];</text:p>
      <text:p text:style-name="P4"><text:s text:c="16"/><text:tab/>double wgk = weight * grad[k];</text:p>
      <text:p text:style-name="P4"><text:soft-page-break/><text:s text:c="16"/><text:tab/>for (int l = 0; l &lt; nC; ++l) {</text:p>
      <text:p text:style-name="P4"><text:s text:c="20"/><text:tab/>ak[l] += wgk * grad[l];</text:p>
      <text:p text:style-name="P4"><text:s text:c="16"/><text:tab/>}</text:p>
      <text:p text:style-name="P4"><text:s text:c="12"/><text:tab/>}</text:p>
      <text:p text:style-name="P4"><text:s text:c="8"/><text:tab/>}</text:p>
      <text:p text:style-name="P4"/>
      <text:p text:style-name="P4"><text:s text:c="8"/><text:tab/>try {</text:p>
      <text:p text:style-name="P4"><text:s text:c="12"/><text:tab/>// solve the linearized least squares problem</text:p>
      <text:p text:style-name="P4"><text:s text:c="12"/><text:tab/>RealMatrix mA = new BlockRealMatrix(a);</text:p>
      <text:p text:style-name="P4"><text:s text:c="12"/><text:tab/>DecompositionSolver solver = useLU ?</text:p>
      <text:p text:style-name="P4"><text:s text:c="20"/><text:tab/>new LUDecomposition(mA).getSolver() :</text:p>
      <text:p text:style-name="P4"><text:s text:c="20"/><text:tab/>new QRDecomposition(mA).getSolver();</text:p>
      <text:p text:style-name="P4"><text:s text:c="12"/><text:tab/>final double[] dX = solver.solve(new ArrayRealVector(b, false)).toArray();</text:p>
      <text:p text:style-name="P4"><text:s text:c="12"/><text:tab/>// update the estimated parameters</text:p>
      <text:p text:style-name="P4"><text:s text:c="12"/><text:tab/>for (int i = 0; i &lt; nC; ++i) {</text:p>
      <text:p text:style-name="P4"><text:s text:c="16"/><text:tab/>currentPoint[i] += dX[i];</text:p>
      <text:p text:style-name="P4"><text:s text:c="12"/><text:tab/>}</text:p>
      <text:p text:style-name="P4"><text:s text:c="8"/><text:tab/>} catch (SingularMatrixException e) {</text:p>
      <text:p text:style-name="P4"><text:s text:c="12"/><text:tab/>throw new ConvergenceException(LocalizedFormats.UNABLE_TO_SOLVE_SINGULAR_PROBLEM);</text:p>
      <text:p text:style-name="P4"><text:s text:c="8"/><text:tab/>}</text:p>
      <text:p text:style-name="P4"/>
      <text:p text:style-name="P4"><text:s text:c="8"/><text:tab/>// Check convergence.</text:p>
      <text:p text:style-name="P4"><text:s text:c="8"/><text:tab/>if (previous != null) {</text:p>
      <text:p text:style-name="P4"><text:s text:c="12"/><text:tab/>converged = checker.converged(iter, previous, current);</text:p>
      <text:p text:style-name="P4"><text:s text:c="12"/><text:tab/>if (converged) {</text:p>
      <text:p text:style-name="P4"><text:s text:c="16"/><text:tab/>cost = computeCost(currentResiduals);</text:p>
      <text:p text:style-name="P4"><text:s text:c="16"/><text:tab/>// Update (deprecated) "point" field.</text:p>
      <text:p text:style-name="P4"><text:s text:c="16"/><text:tab/>point = current.getPoint();</text:p>
      <text:p text:style-name="P4"><text:s text:c="16"/><text:tab/>return current;</text:p>
      <text:p text:style-name="P4"><text:s text:c="12"/><text:tab/>}</text:p>
      <text:p text:style-name="P4"><text:s text:c="8"/><text:tab/>}</text:p>
      <text:p text:style-name="P4"><text:s text:c="4"/><text:tab/>}</text:p>
      <text:p text:style-name="P4"><text:s text:c="4"/><text:tab/>// Must never happen.</text:p>
      <text:p text:style-name="P4"><text:s text:c="4"/><text:tab/>throw new MathInternalError();</text:p>
      <text:p text:style-name="P4"><text:tab/>}</text:p>
      <text:p text:style-name="P4"/>
      <text:p text:style-name="P3">org.apache.commons.math3.fitting.leastsquares.GaussNewtonOptimizer.doOptimize</text:p>
      <text:p text:style-name="P4"/>
      <text:p text:style-name="P4">Exception occurs and blocks the coverage of the DUAs</text:p>
      <text:p text:style-name="P4"/>
      <text:p text:style-name="P4">"50" : <text:s/>"(132,(188,193), nC)",</text:p>
      <text:p text:style-name="P4"/>
      <text:p text:style-name="P4">Code is a clone of the previous doOptimize.</text:p>
      <text:p text:style-name="P4"><text:soft-page-break/></text:p>
      <text:p text:style-name="P4"/>
      <text:p text:style-name="P3">org.apache.commons.math3.optim.nonlinear.vector.jacobian.GaussNewtonOptimizer</text:p>
      <text:p text:style-name="P4"/>
      <text:p text:style-name="P4">Exception occurs and blocks the coverage of the DUAs</text:p>
      <text:p text:style-name="P4"/>
      <text:p text:style-name="P4">"38" : <text:s/>"(106,(163,168), nC)",</text:p>
      <text:p text:style-name="P4"/>
      <text:p text:style-name="P4">Code is a clone of the previous doOptimize.</text:p>
      <text:p text:style-name="P4"/>
      <text:p text:style-name="P3">org.apache.commons.math3.ode.MultistepIntegrator.start</text:p>
      <text:p text:style-name="P3"/>
      <text:p text:style-name="P4">Exception occurs and blocks the coverage of the DUAs</text:p>
      <text:p text:style-name="P4"/>
      <text:p text:style-name="P4">"4" : <text:s/>"(223,259, this)",</text:p>
      <text:p text:style-name="P4">"13" : <text:s/>"(223,259, this.starter)",</text:p>
      <text:p text:style-name="P3"/>
      <text:p text:style-name="P3"/>
      <text:p text:style-name="Standard"><text:span text:style-name="T1"><text:tab/></text:span><text:span text:style-name="T2">protected void start(final double t0, final double[] y0, final double t)</text:span></text:p>
      <text:p text:style-name="P4"><text:s text:c="4"/><text:tab/>throws DimensionMismatchException, NumberIsTooSmallException,</text:p>
      <text:p text:style-name="P4"><text:s text:c="11"/><text:tab/>MaxCountExceededException, NoBracketingException {</text:p>
      <text:p text:style-name="P4"/>
      <text:p text:style-name="P4"><text:s text:c="4"/><text:tab/>// make sure NO user event nor user step handler is triggered,</text:p>
      <text:p text:style-name="P4"><text:s text:c="4"/><text:tab/>// this is the task of the top level integrator, not the task</text:p>
      <text:p text:style-name="P4"><text:s text:c="4"/><text:tab/>// of the starter integrator</text:p>
      <text:p text:style-name="Standard"><text:span text:style-name="T2"><text:s text:c="4"/><text:tab/></text:span><text:span text:style-name="T1">starter.clearEventHandlers();</text:span></text:p>
      <text:p text:style-name="P4"><text:s text:c="4"/><text:tab/>starter.clearStepHandlers();</text:p>
      <text:p text:style-name="P4"/>
      <text:p text:style-name="P4"><text:s text:c="4"/><text:tab/>// set up one specific step handler to extract initial Nordsieck vector</text:p>
      <text:p text:style-name="P4"><text:s text:c="4"/><text:tab/>starter.addStepHandler(new NordsieckInitializer(nSteps, y0.length));</text:p>
      <text:p text:style-name="P4"/>
      <text:p text:style-name="P4"><text:s text:c="4"/><text:tab/>// start integration, expecting a InitializationCompletedMarkerException</text:p>
      <text:p text:style-name="Standard"><text:span text:style-name="T2"><text:s text:c="4"/><text:tab/></text:span><text:span text:style-name="T1">try {</text:span></text:p>
      <text:p text:style-name="P4"/>
      <text:p text:style-name="P4"><text:s text:c="8"/><text:tab/>if (starter instanceof AbstractIntegrator) {</text:p>
      <text:p text:style-name="P4"><text:s text:c="12"/><text:tab/>((AbstractIntegrator) starter).integrate(getExpandable(), t);</text:p>
      <text:p text:style-name="P4"><text:s text:c="8"/><text:tab/>} else {</text:p>
      <text:p text:style-name="P4"><text:s text:c="12"/><text:tab/>starter.integrate(new FirstOrderDifferentialEquations() {</text:p>
      <text:p text:style-name="P4"/>
      <text:p text:style-name="P4"><text:s text:c="16"/><text:tab/>/** {@inheritDoc} */</text:p>
      <text:p text:style-name="P4"><text:s text:c="16"/><text:tab/>public int getDimension() {</text:p>
      <text:p text:style-name="P4"><text:soft-page-break/><text:s text:c="20"/><text:tab/>return getExpandable().getTotalDimension();</text:p>
      <text:p text:style-name="P4"><text:s text:c="16"/><text:tab/>}</text:p>
      <text:p text:style-name="P4"/>
      <text:p text:style-name="P4"><text:s text:c="16"/><text:tab/>/** {@inheritDoc} */</text:p>
      <text:p text:style-name="P4"><text:s text:c="16"/><text:tab/>public void computeDerivatives(double t, double[] y, double[] yDot) {</text:p>
      <text:p text:style-name="P4"><text:s text:c="20"/><text:tab/>getExpandable().computeDerivatives(t, y, yDot);</text:p>
      <text:p text:style-name="P4"><text:s text:c="16"/><text:tab/>}</text:p>
      <text:p text:style-name="P4"/>
      <text:p text:style-name="P4"><text:s text:c="12"/><text:tab/>}, t0, y0, t, new double[y0.length]);</text:p>
      <text:p text:style-name="P4"><text:s text:c="8"/><text:tab/>}</text:p>
      <text:p text:style-name="P4"/>
      <text:p text:style-name="Standard"><text:span text:style-name="T2"><text:s text:c="4"/><text:tab/></text:span><text:span text:style-name="T1">} catch</text:span><text:span text:style-name="T2"> (InitializationCompletedMarkerException icme) { // NOPMD</text:span></text:p>
      <text:p text:style-name="P4"><text:s text:c="8"/><text:tab/>// this is the expected nominal interruption of the start integrator</text:p>
      <text:p text:style-name="P4"/>
      <text:p text:style-name="P4"><text:s text:c="8"/><text:tab/>// count the evaluations used by the starter</text:p>
      <text:p text:style-name="P4"><text:s text:c="8"/><text:tab/>getEvaluationsCounter().incrementCount(starter.getEvaluations());</text:p>
      <text:p text:style-name="P4"/>
      <text:p text:style-name="Standard"><text:span text:style-name="T2"><text:s text:c="4"/><text:tab/></text:span><text:span text:style-name="T1">}</text:span></text:p>
      <text:p text:style-name="P4"/>
      <text:p text:style-name="P4"><text:s text:c="4"/><text:tab/>// remove the specific step handler</text:p>
      <text:p text:style-name="Standard"><text:span text:style-name="T2"><text:s text:c="4"/><text:tab/></text:span><text:span text:style-name="T1">starter.clearStepHandlers();</text:span></text:p>
      <text:p text:style-name="P4"/>
      <text:p text:style-name="P4"><text:tab/>}</text:p>
      <text:p text:style-name="P4"/>
      <text:p text:style-name="P4"/>
      <text:p text:style-name="P1">Time</text:p>
      <text:p text:style-name="P4"/>
      <text:p text:style-name="P3"/>
      <text:p text:style-name="P3"/>
      <text:p text:style-name="P3">org.joda.time.format.DateTimeFormat.createFormatterForPattern</text:p>
      <text:p text:style-name="P4"/>
      <text:p text:style-name="P4">Synchronized is not supported.</text:p>
      <text:p text:style-name="P4"/>
      <text:p text:style-name="P4">"14" : <text:s/>"(700,705, formatter)"</text:p>
      <text:p text:style-name="P4"/>
      <text:p text:style-name="P4"/>
      <text:p text:style-name="P4"><text:tab/>private static DateTimeFormatter createFormatterForPattern(String pattern) {</text:p>
      <text:p text:style-name="P4"><text:s text:c="4"/><text:tab/>if (pattern == null || pattern.length() == 0) {</text:p>
      <text:p text:style-name="P4"><text:s text:c="8"/><text:tab/>throw new IllegalArgumentException("Invalid pattern specification");</text:p>
      <text:p text:style-name="P4"><text:s text:c="4"/><text:tab/>}</text:p>
      <text:p text:style-name="P4"><text:soft-page-break/><text:s text:c="4"/><text:tab/>DateTimeFormatter formatter = null;</text:p>
      <text:p text:style-name="Standard"><text:span text:style-name="T2"><text:s text:c="4"/><text:tab/></text:span><text:span text:style-name="T1">synchronized</text:span><text:span text:style-name="T2"> (PATTERN_CACHE) {</text:span></text:p>
      <text:p text:style-name="P4"><text:s text:c="8"/><text:tab/>formatter = PATTERN_CACHE.get(pattern);</text:p>
      <text:p text:style-name="P4"><text:s text:c="8"/><text:tab/>if (formatter == null) {</text:p>
      <text:p text:style-name="P4"><text:s text:c="12"/><text:tab/>DateTimeFormatterBuilder builder = new DateTimeFormatterBuilder();</text:p>
      <text:p text:style-name="P4"><text:s text:c="12"/><text:tab/>parsePatternTo(builder, pattern);</text:p>
      <text:p text:style-name="Standard"><text:span text:style-name="T2"><text:s text:c="12"/><text:tab/></text:span><text:span text:style-name="T1">formatter</text:span><text:span text:style-name="T2"> = builder.toFormatter();</text:span></text:p>
      <text:p text:style-name="P4"/>
      <text:p text:style-name="P4"><text:s text:c="12"/><text:tab/>PATTERN_CACHE.put(pattern, formatter);</text:p>
      <text:p text:style-name="P4"><text:s text:c="8"/><text:tab/>}</text:p>
      <text:p text:style-name="P4"><text:s text:c="4"/><text:tab/>}</text:p>
      <text:p text:style-name="Standard"><text:span text:style-name="T2"><text:s text:c="4"/><text:tab/>return </text:span><text:span text:style-name="T1">formatter</text:span><text:span text:style-name="T2">;</text:span></text:p>
      <text:p text:style-name="P4"><text:tab/>}</text:p>
      <text:p text:style-name="P4"/>
      <text:p text:style-name="P3">org.joda.time.tz.DateTimeZoneBuilder$DSTZone.nextTransition</text:p>
      <text:p text:style-name="P4"/>
      <text:p text:style-name="P4">Exception occurs and blocks the coverage of the DUAs</text:p>
      <text:p text:style-name="P4"/>
      <text:p text:style-name="P4">"2" : <text:s/>"(1202,1224, instant)",</text:p>
      <text:p text:style-name="P4">"7" : <text:s/>"(1202,1224, standardOffset)",</text:p>
      <text:p text:style-name="P4">"8" : <text:s/>"(1203,1224, startRecurrence)",</text:p>
      <text:p text:style-name="P4">"9" : <text:s/>"(1204,1224, endRecurrence)",</text:p>
      <text:p text:style-name="P4"/>
      <text:p text:style-name="P4"><text:s text:c="4"/><text:tab/>public long nextTransition(long instant) {</text:p>
      <text:p text:style-name="Standard"><text:span text:style-name="T2"><text:s text:c="8"/><text:tab/></text:span><text:span text:style-name="T1">int standardOffset = iStandardOffset;</text:span></text:p>
      <text:p text:style-name="Standard"><text:span text:style-name="T2"><text:s text:c="8"/><text:tab/></text:span><text:span text:style-name="T1">Recurrence startRecurrence = iStartRecurrence;</text:span></text:p>
      <text:p text:style-name="Standard"><text:span text:style-name="T2"><text:s text:c="8"/><text:tab/></text:span><text:span text:style-name="T1">Recurrence endRecurrence = iEndRecurrence;</text:span></text:p>
      <text:p text:style-name="P4"/>
      <text:p text:style-name="P4"><text:s text:c="8"/><text:tab/>long start, end;</text:p>
      <text:p text:style-name="P4"/>
      <text:p text:style-name="P4"><text:s text:c="8"/><text:tab/>try {</text:p>
      <text:p text:style-name="P4"><text:s text:c="12"/><text:tab/>start = startRecurrence.next</text:p>
      <text:p text:style-name="P4"><text:s text:c="16"/><text:tab/>(instant, standardOffset, endRecurrence.getSaveMillis());</text:p>
      <text:p text:style-name="P4"><text:s text:c="12"/><text:tab/>if (instant &gt; 0 &amp;&amp; start &lt; 0) {</text:p>
      <text:p text:style-name="P4"><text:s text:c="16"/><text:tab/>// Overflowed.</text:p>
      <text:p text:style-name="P4"><text:s text:c="16"/><text:tab/>start = instant;</text:p>
      <text:p text:style-name="P4"><text:s text:c="12"/><text:tab/>}</text:p>
      <text:p text:style-name="P4"><text:s text:c="8"/><text:tab/>} catch (IllegalArgumentException e) {</text:p>
      <text:p text:style-name="P4"><text:s text:c="12"/><text:tab/>// Overflowed.</text:p>
      <text:p text:style-name="P4"><text:s text:c="12"/><text:tab/>start = instant;</text:p>
      <text:p text:style-name="P4"><text:s text:c="8"/><text:tab/>} catch (ArithmeticException e) {</text:p>
      <text:p text:style-name="P4"><text:s text:c="12"/><text:tab/>// Overflowed.</text:p>
      <text:p text:style-name="P4"><text:s text:c="12"/><text:tab/>start = instant;</text:p>
      <text:p text:style-name="P4"><text:s text:c="8"/><text:tab/>}</text:p>
      <text:p text:style-name="P4"/>
      <text:p text:style-name="P4"><text:s text:c="8"/><text:tab/>try {</text:p>
      <text:p text:style-name="Standard"><text:soft-page-break/><text:span text:style-name="T2"><text:s text:c="12"/><text:tab/></text:span><text:span text:style-name="T1">end = endRecurrence.next</text:span></text:p>
      <text:p text:style-name="P4"><text:s text:c="16"/><text:tab/>(instant, standardOffset, startRecurrence.getSaveMillis());</text:p>
      <text:p text:style-name="P4"><text:s text:c="12"/><text:tab/>if (instant &gt; 0 &amp;&amp; end &lt; 0) {</text:p>
      <text:p text:style-name="P4"><text:s text:c="16"/><text:tab/>// Overflowed.</text:p>
      <text:p text:style-name="P4"><text:s text:c="16"/><text:tab/>end = instant;</text:p>
      <text:p text:style-name="P4"><text:s text:c="12"/><text:tab/>}</text:p>
      <text:p text:style-name="P4"><text:s text:c="8"/><text:tab/>} catch (IllegalArgumentException e) {</text:p>
      <text:p text:style-name="P4"><text:s text:c="12"/><text:tab/>// Overflowed.</text:p>
      <text:p text:style-name="P4"><text:s text:c="12"/><text:tab/>end = instant;</text:p>
      <text:p text:style-name="P4"><text:s text:c="8"/><text:tab/>} catch (ArithmeticException e) {</text:p>
      <text:p text:style-name="P4"><text:s text:c="12"/><text:tab/>// Overflowed.</text:p>
      <text:p text:style-name="P4"><text:s text:c="12"/><text:tab/>end = instant;</text:p>
      <text:p text:style-name="P4"><text:s text:c="8"/><text:tab/>}</text:p>
      <text:p text:style-name="P4"/>
      <text:p text:style-name="P4"><text:s text:c="8"/><text:tab/>return (start &gt; end) ? end : start;</text:p>
      <text:p text:style-name="P4"><text:s text:c="4"/><text:tab/>}</text:p>
      <text:p text:style-name="P4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dc:date>2022-06-22T09:41:04.892496871</dc:date>
    <meta:editing-duration>PT1H48M23S</meta:editing-duration>
    <meta:editing-cycles>4</meta:editing-cycles>
    <meta:document-statistic meta:table-count="0" meta:image-count="0" meta:object-count="0" meta:page-count="22" meta:paragraph-count="713" meta:word-count="4560" meta:character-count="30428" meta:non-whitespace-character-count="21341"/>
  </office:meta>
</office:document-meta>
</file>